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22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ripple_082_cz.tif; S2 = 359.3; wavelength = 1.175; pixel size = 0.07113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">
          <table:table-cell office:value-type="string" table:number-columns-spanned="8" table:number-rows-spanned="1">
            <text:p>After rotateMData i 519 81 -0.008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number-columns-repeated="4"/>
          <table:table-cell table:style-name="ce19" office:value-type="string" table:number-columns-spanned="3" table:number-rows-spanned="1">
            <text:p>background</text:p>
          </table:table-cell>
          <table:covered-table-cell table:number-columns-repeated="2"/>
          <table:table-cell/>
          <table:table-cell table:style-name="ce20" office:value-type="string" table:number-columns-spanned="3" table:number-rows-spanned="1">
            <text:p>summed intensity</text:p>
          </table:table-cell>
          <table:covered-table-cell table:number-columns-repeated="2"/>
          <table:table-cell table:number-columns-repeated="3"/>
          <table:table-cell table:style-name="ce19" office:value-type="string" table:number-columns-spanned="3" table:number-rows-spanned="1">
            <text:p>norm. intensity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>
            <text:p>h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px</text:p>
          </table:table-cell>
          <table:table-cell table:style-name="ce10" office:value-type="string">
            <text:p>pz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85">
            <text:p>85</text:p>
          </table:table-cell>
          <table:table-cell table:style-name="ce10" office:value-type="string">
            <text:p>box</text:p>
          </table:table-cell>
          <table:table-cell table:style-name="ce21" office:value-type="string">
            <text:p>082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085</text:p>
          </table:table-cell>
          <table:table-cell table:style-name="ce10" office:value-type="string">
            <text:p>qr</text:p>
          </table:table-cell>
          <table:table-cell table:style-name="ce10" office:value-type="string">
            <text:p>qz</text:p>
          </table:table-cell>
          <table:table-cell table:style-name="ce10" office:value-type="string">
            <text:p>q</text:p>
          </table:table-cell>
          <table:table-cell table:style-name="ce21" office:value-type="string">
            <text:p>082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085</text:p>
          </table:table-cell>
          <table:table-cell table:style-name="ce17" office:value-type="string">
            <text:p>rotation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19.5">
            <text:p>519.5</text:p>
          </table:table-cell>
          <table:table-cell table:style-name="ce11" office:value-type="float" office:value="81">
            <text:p>81</text:p>
          </table:table-cell>
          <table:table-cell table:style-name="ce11" table:number-columns-repeated="7"/>
          <table:table-cell table:style-name="ce22" table:formula="of:=4*PI()*SIN(0.5*ATAN(([.C6]-[.$C$6])*0.07113/359.3))/1.175" office:value-type="float" office:value="0">
            <text:p>0.0000</text:p>
          </table:table-cell>
          <table:table-cell table:style-name="ce22" table:formula="of:=4*PI()*SIN(0.5*ATAN(([.D6]-[.$D$6])*0.07113/359.3))/1.175" office:value-type="float" office:value="0">
            <text:p>0.0000</text:p>
          </table:table-cell>
          <table:table-cell table:style-name="ce24" table:formula="of:=SQRT([.L6]^2+[.M6]^2)" office:value-type="float" office:value="0">
            <text:p>0.0000</text:p>
          </table:table-cell>
          <table:table-cell table:style-name="ce26"/>
          <table:table-cell table:style-name="ce27"/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60.5">
            <text:p>560.5</text:p>
          </table:table-cell>
          <table:table-cell table:style-name="ce12" office:value-type="float" office:value="179.5">
            <text:p>179.5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410">
            <text:p>410</text:p>
          </table:table-cell>
          <table:table-cell table:style-name="ce16" office:value-type="string">
            <text:p>10x7</text:p>
          </table:table-cell>
          <table:table-cell table:style-name="ce16" office:value-type="float" office:value="1.77">
            <text:p>1.77</text:p>
          </table:table-cell>
          <table:table-cell table:style-name="ce16" office:value-type="float" office:value="107">
            <text:p>107</text:p>
          </table:table-cell>
          <table:table-cell table:style-name="ce16" office:value-type="float" office:value="721">
            <text:p>721</text:p>
          </table:table-cell>
          <table:table-cell table:style-name="ce23" table:formula="of:=4*PI()*SIN(0.5*ATAN(([.C7]-[.$C$6])*0.07113/359.3))/1.175" office:value-type="float" office:value="0.0434020977671829">
            <text:p>0.0434</text:p>
          </table:table-cell>
          <table:table-cell table:style-name="ce23" table:formula="of:=4*PI()*0.9999979/1.175*SQRT(1-(COS(0.5*ATAN(([.D7]-[.$D$6])*0.07113/359.3))/0.999998)^2)" office:value-type="float" office:value="0.102040881086611">
            <text:p>0.1020</text:p>
          </table:table-cell>
          <table:table-cell table:style-name="ce25" table:formula="of:=SQRT([.L7]^2+[.M7]^2)" office:value-type="float" office:value="0.110887706728582">
            <text:p>0.1109</text:p>
          </table:table-cell>
          <table:table-cell table:style-name="ce25" table:formula="of:=[.I7]/[.I$8]*10000" office:value-type="float" office:value="48.4931506849315">
            <text:p>48.4932</text:p>
          </table:table-cell>
          <table:table-cell table:style-name="ce25" table:formula="of:=[.J7]/[.J$8]*10000" office:value-type="float" office:value="0">
            <text:p>#DIV/0!</text:p>
          </table:table-cell>
          <table:table-cell table:style-name="ce25" table:formula="of:=[.K7]/[.K$8]*10000" office:value-type="float" office:value="0">
            <text:p>#DIV/0!</text:p>
          </table:table-cell>
          <table:table-cell table:style-name="ce28" table:formula="of:=([.C7]-[.$C$6])/([.D7]-[.$D$6])" office:value-type="float" office:value="0.416243654822335">
            <text:p>0.4162</text:p>
          </table:table-cell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185.5">
            <text:p>185.5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105">
            <text:p>105</text:p>
          </table:table-cell>
          <table:table-cell table:style-name="ce17"/>
          <table:table-cell table:style-name="ce16"/>
          <table:table-cell table:style-name="ce17" office:value-type="float" office:value="365">
            <text:p>365</text:p>
          </table:table-cell>
          <table:table-cell table:number-columns-repeated="2" table:style-name="ce17"/>
          <table:table-cell table:style-name="ce23" table:formula="of:=4*PI()*SIN(0.5*ATAN(([.C8]-[.$C$6])*0.07113/359.3))/1.175" office:value-type="float" office:value="0">
            <text:p>0.0000</text:p>
          </table:table-cell>
          <table:table-cell table:style-name="ce23" table:formula="of:=4*PI()*0.9999979/1.175*SQRT(1-(COS(0.5*ATAN(([.D8]-[.$D$6])*0.07113/359.3))/0.999998)^2)" office:value-type="float" office:value="0.108519501344388">
            <text:p>0.1085</text:p>
          </table:table-cell>
          <table:table-cell table:style-name="ce25" table:formula="of:=SQRT([.L8]^2+[.M8]^2)" office:value-type="float" office:value="0.108519501344388">
            <text:p>0.1085</text:p>
          </table:table-cell>
          <table:table-cell table:style-name="ce25" table:formula="of:=[.I8]/[.I$8]*10000" office:value-type="float" office:value="10000">
            <text:p>10000.0000</text:p>
          </table:table-cell>
          <table:table-cell table:style-name="ce25" table:formula="of:=[.J8]/[.J$8]*10000" office:value-type="float" office:value="0">
            <text:p>#DIV/0!</text:p>
          </table:table-cell>
          <table:table-cell table:style-name="ce25" table:formula="of:=[.K8]/[.K$8]*10000" office:value-type="float" office:value="0">
            <text:p>#DIV/0!</text:p>
          </table:table-cell>
          <table:table-cell table:style-name="ce28" table:formula="of:=([.C8]-[.$C$6])/([.D8]-[.$D$6])" office:value-type="float" office:value="0">
            <text:p>0.0000</text:p>
          </table:table-cell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191">
            <text:p>191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410">
            <text:p>410</text:p>
          </table:table-cell>
          <table:table-cell table:style-name="ce16"/>
          <table:table-cell table:style-name="ce16" office:value-type="float" office:value="0.4">
            <text:p>0.4</text:p>
          </table:table-cell>
          <table:table-cell table:style-name="ce16" office:value-type="float" office:value="3.69">
            <text:p>3.69</text:p>
          </table:table-cell>
          <table:table-cell table:style-name="ce16" office:value-type="float" office:value="228">
            <text:p>228</text:p>
          </table:table-cell>
          <table:table-cell table:style-name="ce23" table:formula="of:=4*PI()*SIN(0.5*ATAN(([.C9]-[.$C$6])*0.07113/359.3))/1.175" office:value-type="float" office:value="0.0428728295667203">
            <text:p>0.0429</text:p>
          </table:table-cell>
          <table:table-cell table:style-name="ce23" table:formula="of:=4*PI()*0.9999979/1.175*SQRT(1-(COS(0.5*ATAN(([.D9]-[.$D$6])*0.07113/359.3))/0.999998)^2)" office:value-type="float" office:value="0.114445141684347">
            <text:p>0.1144</text:p>
          </table:table-cell>
          <table:table-cell table:style-name="ce25" table:formula="of:=SQRT([.L9]^2+[.M9]^2)" office:value-type="float" office:value="0.122211987833466">
            <text:p>0.1222</text:p>
          </table:table-cell>
          <table:table-cell table:style-name="ce25" table:formula="of:=[.I9]/[.I$8]*10000" office:value-type="float" office:value="10.958904109589">
            <text:p>10.9589</text:p>
          </table:table-cell>
          <table:table-cell table:style-name="ce25" table:formula="of:=[.J9]/[.J$8]*10000" office:value-type="float" office:value="0">
            <text:p>#DIV/0!</text:p>
          </table:table-cell>
          <table:table-cell table:style-name="ce25" table:formula="of:=[.K9]/[.K$8]*10000" office:value-type="float" office:value="0">
            <text:p>#DIV/0!</text:p>
          </table:table-cell>
          <table:table-cell table:style-name="ce28" table:formula="of:=([.C9]-[.$C$6])/([.D9]-[.$D$6])" office:value-type="float" office:value="0.368181818181818">
            <text:p>0.3682</text:p>
          </table:table-cell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2">
            <text:p>602</text:p>
          </table:table-cell>
          <table:table-cell table:style-name="ce13" office:value-type="float" office:value="197.5">
            <text:p>197.5</text:p>
          </table:table-cell>
          <table:table-cell table:style-name="ce16" table:number-columns-repeated="2"/>
          <table:table-cell table:style-name="ce16" office:value-type="float" office:value="260">
            <text:p>260</text:p>
          </table:table-cell>
          <table:table-cell table:style-name="ce16"/>
          <table:table-cell table:number-columns-repeated="2" table:style-name="ce16"/>
          <table:table-cell table:style-name="ce16" office:value-type="string">
            <text:p>weak</text:p>
          </table:table-cell>
          <table:table-cell table:style-name="ce23" table:formula="of:=4*PI()*SIN(0.5*ATAN(([.C10]-[.$C$6])*0.07113/359.3))/1.175" office:value-type="float" office:value="0.0873269122896536">
            <text:p>0.0873</text:p>
          </table:table-cell>
          <table:table-cell table:style-name="ce23" table:formula="of:=4*PI()*0.9999979/1.175*SQRT(1-(COS(0.5*ATAN(([.D10]-[.$D$6])*0.07113/359.3))/0.999998)^2)" office:value-type="float" office:value="0.121434519726101">
            <text:p>0.1214</text:p>
          </table:table-cell>
          <table:table-cell table:style-name="ce25" table:formula="of:=SQRT([.L10]^2+[.M10]^2)" office:value-type="float" office:value="0.149573835249197">
            <text:p>0.1496</text:p>
          </table:table-cell>
          <table:table-cell table:style-name="ce25" table:formula="of:=[.I10]/[.I$8]*10000" office:value-type="float" office:value="0">
            <text:p>0.0000</text:p>
          </table:table-cell>
          <table:table-cell table:style-name="ce25" table:formula="of:=[.J10]/[.J$8]*10000" office:value-type="float" office:value="0">
            <text:p>#DIV/0!</text:p>
          </table:table-cell>
          <table:table-cell table:style-name="ce25" table:formula="of:=[.K10]/[.K$8]*10000" office:value-type="float" office:value="0">
            <text:p>#VALUE!</text:p>
          </table:table-cell>
          <table:table-cell table:style-name="ce28" table:formula="of:=([.C10]-[.$C$6])/([.D10]-[.$D$6])" office:value-type="float" office:value="0.708154506437768">
            <text:p>0.7082</text:p>
          </table:table-cell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2">
            <text:p>642</text:p>
          </table:table-cell>
          <table:table-cell table:style-name="ce13" office:value-type="float" office:value="204">
            <text:p>204</text:p>
          </table:table-cell>
          <table:table-cell table:style-name="ce17" table:number-columns-repeated="2"/>
          <table:table-cell table:style-name="ce17" office:value-type="float" office:value="230">
            <text:p>230</text:p>
          </table:table-cell>
          <table:table-cell table:style-name="ce17"/>
          <table:table-cell table:number-columns-repeated="2" table:style-name="ce17"/>
          <table:table-cell table:style-name="ce17" office:value-type="float" office:value="3.8">
            <text:p>3.8</text:p>
          </table:table-cell>
          <table:table-cell table:style-name="ce23" table:formula="of:=4*PI()*SIN(0.5*ATAN(([.C11]-[.$C$6])*0.07113/359.3))/1.175" office:value-type="float" office:value="0.129651613786888">
            <text:p>0.1297</text:p>
          </table:table-cell>
          <table:table-cell table:style-name="ce23" table:formula="of:=4*PI()*0.9999979/1.175*SQRT(1-(COS(0.5*ATAN(([.D11]-[.$D$6])*0.07113/359.3))/0.999998)^2)" office:value-type="float" office:value="0.128411308741163">
            <text:p>0.1284</text:p>
          </table:table-cell>
          <table:table-cell table:style-name="ce25" table:formula="of:=SQRT([.L11]^2+[.M11]^2)" office:value-type="float" office:value="0.182480150071625">
            <text:p>0.1825</text:p>
          </table:table-cell>
          <table:table-cell table:style-name="ce25" table:formula="of:=[.I11]/[.I$8]*10000" office:value-type="float" office:value="0">
            <text:p>0.0000</text:p>
          </table:table-cell>
          <table:table-cell table:style-name="ce25" table:formula="of:=[.J11]/[.J$8]*10000" office:value-type="float" office:value="0">
            <text:p>#DIV/0!</text:p>
          </table:table-cell>
          <table:table-cell table:style-name="ce25" table:formula="of:=[.K11]/[.K$8]*10000" office:value-type="float" office:value="0">
            <text:p>#DIV/0!</text:p>
          </table:table-cell>
          <table:table-cell table:style-name="ce28" table:formula="of:=([.C11]-[.$C$6])/([.D11]-[.$D$6])" office:value-type="float" office:value="0.995934959349593">
            <text:p>0.9959</text:p>
          </table:table-cell>
        </table:table-row>
        <table:table-row table:style-name="ro2">
          <table:table-cell table:style-name="ce6"/>
          <table:table-cell table:style-name="ce14" office:value-type="float" office:value="4">
            <text:p>4</text:p>
          </table:table-cell>
          <table:table-cell table:style-name="ce14" office:value-type="float" office:value="681">
            <text:p>681</text:p>
          </table:table-cell>
          <table:table-cell table:style-name="ce14" office:value-type="float" office:value="208">
            <text:p>208</text:p>
          </table:table-cell>
          <table:table-cell table:style-name="ce16" table:number-columns-repeated="4"/>
          <table:table-cell table:number-columns-repeated="2" table:style-name="ce16"/>
          <table:table-cell table:style-name="ce16" office:value-type="string">
            <text:p>weak</text:p>
          </table:table-cell>
          <table:table-cell table:style-name="ce23" table:formula="of:=4*PI()*SIN(0.5*ATAN(([.C12]-[.$C$6])*0.07113/359.3))/1.175" office:value-type="float" office:value="0.170900652862724">
            <text:p>0.1709</text:p>
          </table:table-cell>
          <table:table-cell table:style-name="ce23" table:formula="of:=4*PI()*0.9999979/1.175*SQRT(1-(COS(0.5*ATAN(([.D12]-[.$D$6])*0.07113/359.3))/0.999998)^2)" office:value-type="float" office:value="0.132699278534574">
            <text:p>0.1327</text:p>
          </table:table-cell>
          <table:table-cell table:style-name="ce25" table:formula="of:=SQRT([.L12]^2+[.M12]^2)" office:value-type="float" office:value="0.216370357656731">
            <text:p>0.2164</text:p>
          </table:table-cell>
          <table:table-cell table:style-name="ce25" table:formula="of:=[.I12]/[.I$8]*10000" office:value-type="float" office:value="0">
            <text:p>0.0000</text:p>
          </table:table-cell>
          <table:table-cell table:style-name="ce25" table:formula="of:=[.J12]/[.J$8]*10000" office:value-type="float" office:value="0">
            <text:p>#DIV/0!</text:p>
          </table:table-cell>
          <table:table-cell table:style-name="ce25" table:formula="of:=[.K12]/[.K$8]*10000" office:value-type="float" office:value="0">
            <text:p>#VALUE!</text:p>
          </table:table-cell>
          <table:table-cell table:style-name="ce28" table:formula="of:=([.C12]-[.$C$6])/([.D12]-[.$D$6])" office:value-type="float" office:value="1.27165354330709">
            <text:p>1.2717</text:p>
          </table:table-cell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5" office:value-type="float" office:value="-2">
            <text:p>-2</text:p>
          </table:table-cell>
          <table:table-cell table:style-name="ce15" office:value-type="float" office:value="437">
            <text:p>437</text:p>
          </table:table-cell>
          <table:table-cell table:style-name="ce15" office:value-type="float" office:value="276.5">
            <text:p>276.5</text:p>
          </table:table-cell>
          <table:table-cell table:style-name="ce17" table:number-columns-repeated="2"/>
          <table:table-cell table:style-name="ce17" office:value-type="float" office:value="250">
            <text:p>250</text:p>
          </table:table-cell>
          <table:table-cell table:style-name="ce16" office:value-type="string">
            <text:p>10x7</text:p>
          </table:table-cell>
          <table:table-cell table:number-columns-repeated="2" table:style-name="ce17"/>
          <table:table-cell table:style-name="ce17" office:value-type="float" office:value="49.2">
            <text:p>49.2</text:p>
          </table:table-cell>
          <table:table-cell table:style-name="ce23" table:formula="of:=4*PI()*SIN(0.5*ATAN(([.C13]-[.$C$6])*0.07113/359.3))/1.175" office:value-type="float" office:value="-0.0873269122896536">
            <text:p>-0.0873</text:p>
          </table:table-cell>
          <table:table-cell table:style-name="ce23" table:formula="of:=4*PI()*0.9999979/1.175*SQRT(1-(COS(0.5*ATAN(([.D13]-[.$D$6])*0.07113/359.3))/0.999998)^2)" office:value-type="float" office:value="0.205733941619933">
            <text:p>0.2057</text:p>
          </table:table-cell>
          <table:table-cell table:style-name="ce25" table:formula="of:=SQRT([.L13]^2+[.M13]^2)" office:value-type="float" office:value="0.223500434774787">
            <text:p>0.2235</text:p>
          </table:table-cell>
          <table:table-cell table:style-name="ce25" table:formula="of:=[.I13]/[.I$8]*10000" office:value-type="float" office:value="0">
            <text:p>0.0000</text:p>
          </table:table-cell>
          <table:table-cell table:style-name="ce25" table:formula="of:=[.J13]/[.J$8]*10000" office:value-type="float" office:value="0">
            <text:p>#DIV/0!</text:p>
          </table:table-cell>
          <table:table-cell table:style-name="ce25" table:formula="of:=[.K13]/[.K$8]*10000" office:value-type="float" office:value="0">
            <text:p>#DIV/0!</text:p>
          </table:table-cell>
          <table:table-cell table:style-name="ce28" table:formula="of:=([.C13]-[.$C$6])/([.D13]-[.$D$6])" office:value-type="float" office:value="-0.421994884910486">
            <text:p>-0.4220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 office:value-type="float" office:value="561">
            <text:p>561</text:p>
          </table:table-cell>
          <table:table-cell table:style-name="ce16" office:value-type="float" office:value="282">
            <text:p>282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02">
            <text:p>102</text:p>
          </table:table-cell>
          <table:table-cell table:style-name="ce16" table:number-columns-repeated="2"/>
          <table:table-cell table:style-name="ce16" office:value-type="float" office:value="4.46">
            <text:p>4.46</text:p>
          </table:table-cell>
          <table:table-cell table:style-name="ce16" office:value-type="float" office:value="32.5">
            <text:p>32.5</text:p>
          </table:table-cell>
          <table:table-cell table:style-name="ce16"/>
          <table:table-cell table:style-name="ce23" table:formula="of:=4*PI()*SIN(0.5*ATAN(([.C14]-[.$C$6])*0.07113/359.3))/1.175" office:value-type="float" office:value="0.0439313650109503">
            <text:p>0.0439</text:p>
          </table:table-cell>
          <table:table-cell table:style-name="ce23" table:formula="of:=4*PI()*0.9999979/1.175*SQRT(1-(COS(0.5*ATAN(([.D14]-[.$D$6])*0.07113/359.3))/0.999998)^2)" office:value-type="float" office:value="0.21157670968492">
            <text:p>0.2116</text:p>
          </table:table-cell>
          <table:table-cell table:style-name="ce25" table:formula="of:=SQRT([.L14]^2+[.M14]^2)" office:value-type="float" office:value="0.216089492832998">
            <text:p>0.2161</text:p>
          </table:table-cell>
          <table:table-cell table:style-name="ce25" table:formula="of:=[.I14]/[.I$8]*10000" office:value-type="float" office:value="122.191780821918">
            <text:p>122.1918</text:p>
          </table:table-cell>
          <table:table-cell table:style-name="ce25" table:formula="of:=[.J14]/[.J$8]*10000" office:value-type="float" office:value="0">
            <text:p>#DIV/0!</text:p>
          </table:table-cell>
          <table:table-cell table:style-name="ce25" table:formula="of:=[.K14]/[.K$8]*10000" office:value-type="float" office:value="0">
            <text:p>#DIV/0!</text:p>
          </table:table-cell>
          <table:table-cell table:style-name="ce28" table:formula="of:=([.C14]-[.$C$6])/([.D14]-[.$D$6])" office:value-type="float" office:value="0.206467661691542">
            <text:p>0.2065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288">
            <text:p>288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02">
            <text:p>102</text:p>
          </table:table-cell>
          <table:table-cell table:style-name="ce16" table:number-columns-repeated="2"/>
          <table:table-cell table:style-name="ce16" office:value-type="float" office:value="23.1">
            <text:p>23.1</text:p>
          </table:table-cell>
          <table:table-cell table:style-name="ce16" office:value-type="float" office:value="183">
            <text:p>183</text:p>
          </table:table-cell>
          <table:table-cell table:style-name="ce16"/>
          <table:table-cell table:style-name="ce23" table:formula="of:=4*PI()*SIN(0.5*ATAN(([.C15]-[.$C$6])*0.07113/359.3))/1.175" office:value-type="float" office:value="0">
            <text:p>0.0000</text:p>
          </table:table-cell>
          <table:table-cell table:style-name="ce23" table:formula="of:=4*PI()*0.9999979/1.175*SQRT(1-(COS(0.5*ATAN(([.D15]-[.$D$6])*0.07113/359.3))/0.999998)^2)" office:value-type="float" office:value="0.217948131648506">
            <text:p>0.2179</text:p>
          </table:table-cell>
          <table:table-cell table:style-name="ce25" table:formula="of:=SQRT([.L15]^2+[.M15]^2)" office:value-type="float" office:value="0.217948131648506">
            <text:p>0.2179</text:p>
          </table:table-cell>
          <table:table-cell table:style-name="ce25" table:formula="of:=[.I15]/[.I$8]*10000" office:value-type="float" office:value="632.876712328767">
            <text:p>632.8767</text:p>
          </table:table-cell>
          <table:table-cell table:style-name="ce25" table:formula="of:=[.J15]/[.J$8]*10000" office:value-type="float" office:value="0">
            <text:p>#DIV/0!</text:p>
          </table:table-cell>
          <table:table-cell table:style-name="ce25" table:formula="of:=[.K15]/[.K$8]*10000" office:value-type="float" office:value="0">
            <text:p>#DIV/0!</text:p>
          </table:table-cell>
          <table:table-cell table:style-name="ce28" table:formula="of:=([.C15]-[.$C$6])/([.D15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6" office:value-type="float" office:value="1">
            <text:p>1</text:p>
          </table:table-cell>
          <table:table-cell table:style-name="ce16" office:value-type="float" office:value="560">
            <text:p>560</text:p>
          </table:table-cell>
          <table:table-cell table:style-name="ce16" office:value-type="float" office:value="294">
            <text:p>294</text:p>
          </table:table-cell>
          <table:table-cell table:style-name="ce17" office:value-type="float" office:value="101">
            <text:p>101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250">
            <text:p>250</text:p>
          </table:table-cell>
          <table:table-cell table:style-name="ce16"/>
          <table:table-cell table:style-name="ce17" office:value-type="float" office:value="1.52">
            <text:p>1.52</text:p>
          </table:table-cell>
          <table:table-cell table:style-name="ce17" office:value-type="float" office:value="10.7">
            <text:p>10.7</text:p>
          </table:table-cell>
          <table:table-cell table:style-name="ce17" office:value-type="float" office:value="542">
            <text:p>542</text:p>
          </table:table-cell>
          <table:table-cell table:style-name="ce23" table:formula="of:=4*PI()*SIN(0.5*ATAN(([.C16]-[.$C$6])*0.07113/359.3))/1.175" office:value-type="float" office:value="0.0428728295667203">
            <text:p>0.0429</text:p>
          </table:table-cell>
          <table:table-cell table:style-name="ce23" table:formula="of:=4*PI()*0.9999979/1.175*SQRT(1-(COS(0.5*ATAN(([.D16]-[.$D$6])*0.07113/359.3))/0.999998)^2)" office:value-type="float" office:value="0.224317079463268">
            <text:p>0.2243</text:p>
          </table:table-cell>
          <table:table-cell table:style-name="ce25" table:formula="of:=SQRT([.L16]^2+[.M16]^2)" office:value-type="float" office:value="0.228377388666188">
            <text:p>0.2284</text:p>
          </table:table-cell>
          <table:table-cell table:style-name="ce25" table:formula="of:=[.I16]/[.I$8]*10000" office:value-type="float" office:value="41.6438356164384">
            <text:p>41.6438</text:p>
          </table:table-cell>
          <table:table-cell table:style-name="ce25" table:formula="of:=[.J16]/[.J$8]*10000" office:value-type="float" office:value="0">
            <text:p>#DIV/0!</text:p>
          </table:table-cell>
          <table:table-cell table:style-name="ce25" table:formula="of:=[.K16]/[.K$8]*10000" office:value-type="float" office:value="0">
            <text:p>#DIV/0!</text:p>
          </table:table-cell>
          <table:table-cell table:style-name="ce28" table:formula="of:=([.C16]-[.$C$6])/([.D16]-[.$D$6])" office:value-type="float" office:value="0.190140845070423">
            <text:p>0.1901</text:p>
          </table:table-cell>
        </table:table-row>
        <table:table-row table:style-name="ro2">
          <table:table-cell table:style-name="ce8"/>
          <table:table-cell table:style-name="ce16" office:value-type="float" office:value="2">
            <text:p>2</text:p>
          </table:table-cell>
          <table:table-cell table:style-name="ce16" office:value-type="float" office:value="601">
            <text:p>601</text:p>
          </table:table-cell>
          <table:table-cell table:style-name="ce16" office:value-type="float" office:value="300">
            <text:p>300</text:p>
          </table:table-cell>
          <table:table-cell table:style-name="ce17"/>
          <table:table-cell table:style-name="ce17" office:value-type="float" office:value="102">
            <text:p>102</text:p>
          </table:table-cell>
          <table:table-cell table:style-name="ce17" office:value-type="float" office:value="250">
            <text:p>250</text:p>
          </table:table-cell>
          <table:table-cell table:style-name="ce16"/>
          <table:table-cell table:number-columns-repeated="2" table:style-name="ce17"/>
          <table:table-cell table:style-name="ce17" office:value-type="float" office:value="112">
            <text:p>112</text:p>
          </table:table-cell>
          <table:table-cell table:style-name="ce23" table:formula="of:=4*PI()*SIN(0.5*ATAN(([.C17]-[.$C$6])*0.07113/359.3))/1.175" office:value-type="float" office:value="0.0862686121423689">
            <text:p>0.0863</text:p>
          </table:table-cell>
          <table:table-cell table:style-name="ce23" table:formula="of:=4*PI()*0.9999979/1.175*SQRT(1-(COS(0.5*ATAN(([.D17]-[.$D$6])*0.07113/359.3))/0.999998)^2)" office:value-type="float" office:value="0.230683680887606">
            <text:p>0.2307</text:p>
          </table:table-cell>
          <table:table-cell table:style-name="ce25" table:formula="of:=SQRT([.L17]^2+[.M17]^2)" office:value-type="float" office:value="0.246286893822683">
            <text:p>0.2463</text:p>
          </table:table-cell>
          <table:table-cell table:style-name="ce25" table:formula="of:=[.I17]/[.I$8]*10000" office:value-type="float" office:value="0">
            <text:p>0.0000</text:p>
          </table:table-cell>
          <table:table-cell table:style-name="ce25" table:formula="of:=[.J17]/[.J$8]*10000" office:value-type="float" office:value="0">
            <text:p>#DIV/0!</text:p>
          </table:table-cell>
          <table:table-cell table:style-name="ce25" table:formula="of:=[.K17]/[.K$8]*10000" office:value-type="float" office:value="0">
            <text:p>#DIV/0!</text:p>
          </table:table-cell>
          <table:table-cell table:style-name="ce28" table:formula="of:=([.C17]-[.$C$6])/([.D17]-[.$D$6])" office:value-type="float" office:value="0.372146118721461">
            <text:p>0.3721</text:p>
          </table:table-cell>
        </table:table-row>
        <table:table-row table:style-name="ro2">
          <table:table-cell table:style-name="ce8"/>
          <table:table-cell table:style-name="ce16" office:value-type="float" office:value="3">
            <text:p>3</text:p>
          </table:table-cell>
          <table:table-cell table:style-name="ce16" office:value-type="float" office:value="641.5">
            <text:p>641.5</text:p>
          </table:table-cell>
          <table:table-cell table:style-name="ce16" office:value-type="float" office:value="306">
            <text:p>306</text:p>
          </table:table-cell>
          <table:table-cell table:style-name="ce17" table:number-columns-repeated="2"/>
          <table:table-cell table:style-name="ce17" office:value-type="float" office:value="230">
            <text:p>230</text:p>
          </table:table-cell>
          <table:table-cell table:style-name="ce17"/>
          <table:table-cell table:number-columns-repeated="2" table:style-name="ce17"/>
          <table:table-cell table:style-name="ce17" office:value-type="float" office:value="26.1">
            <text:p>26.1</text:p>
          </table:table-cell>
          <table:table-cell table:style-name="ce23" table:formula="of:=4*PI()*SIN(0.5*ATAN(([.C18]-[.$C$6])*0.07113/359.3))/1.175" office:value-type="float" office:value="0.129122655394241">
            <text:p>0.1291</text:p>
          </table:table-cell>
          <table:table-cell table:style-name="ce23" table:formula="of:=4*PI()*0.9999979/1.175*SQRT(1-(COS(0.5*ATAN(([.D18]-[.$D$6])*0.07113/359.3))/0.999998)^2)" office:value-type="float" office:value="0.237048047768861">
            <text:p>0.2370</text:p>
          </table:table-cell>
          <table:table-cell table:style-name="ce25" table:formula="of:=SQRT([.L18]^2+[.M18]^2)" office:value-type="float" office:value="0.269934134720098">
            <text:p>0.2699</text:p>
          </table:table-cell>
          <table:table-cell table:style-name="ce25" table:formula="of:=[.I18]/[.I$8]*10000" office:value-type="float" office:value="0">
            <text:p>0.0000</text:p>
          </table:table-cell>
          <table:table-cell table:style-name="ce25" table:formula="of:=[.J18]/[.J$8]*10000" office:value-type="float" office:value="0">
            <text:p>#DIV/0!</text:p>
          </table:table-cell>
          <table:table-cell table:style-name="ce25" table:formula="of:=[.K18]/[.K$8]*10000" office:value-type="float" office:value="0">
            <text:p>#DIV/0!</text:p>
          </table:table-cell>
          <table:table-cell table:style-name="ce28" table:formula="of:=([.C18]-[.$C$6])/([.D18]-[.$D$6])" office:value-type="float" office:value="0.542222222222222">
            <text:p>0.5422</text:p>
          </table:table-cell>
        </table:table-row>
        <table:table-row table:style-name="ro2">
          <table:table-cell table:style-name="ce8"/>
          <table:table-cell table:style-name="ce17" office:value-type="float" office:value="4">
            <text:p>4</text:p>
          </table:table-cell>
          <table:table-cell table:style-name="ce17" office:value-type="float" office:value="683">
            <text:p>683</text:p>
          </table:table-cell>
          <table:table-cell table:style-name="ce17" office:value-type="float" office:value="312">
            <text:p>312</text:p>
          </table:table-cell>
          <table:table-cell table:style-name="ce17" table:number-columns-repeated="2"/>
          <table:table-cell table:style-name="ce17" office:value-type="float" office:value="220">
            <text:p>220</text:p>
          </table:table-cell>
          <table:table-cell table:style-name="ce17"/>
          <table:table-cell table:number-columns-repeated="2" table:style-name="ce17"/>
          <table:table-cell table:style-name="ce17" office:value-type="float" office:value="8.2">
            <text:p>8.2</text:p>
          </table:table-cell>
          <table:table-cell table:style-name="ce23" table:formula="of:=4*PI()*SIN(0.5*ATAN(([.C19]-[.$C$6])*0.07113/359.3))/1.175" office:value-type="float" office:value="0.173015418373835">
            <text:p>0.1730</text:p>
          </table:table-cell>
          <table:table-cell table:style-name="ce23" table:formula="of:=4*PI()*0.9999979/1.175*SQRT(1-(COS(0.5*ATAN(([.D19]-[.$D$6])*0.07113/359.3))/0.999998)^2)" office:value-type="float" office:value="0.243410278137577">
            <text:p>0.2434</text:p>
          </table:table-cell>
          <table:table-cell table:style-name="ce25" table:formula="of:=SQRT([.L19]^2+[.M19]^2)" office:value-type="float" office:value="0.29863505905718">
            <text:p>0.2986</text:p>
          </table:table-cell>
          <table:table-cell table:style-name="ce25" table:formula="of:=[.I19]/[.I$8]*10000" office:value-type="float" office:value="0">
            <text:p>0.0000</text:p>
          </table:table-cell>
          <table:table-cell table:style-name="ce25" table:formula="of:=[.J19]/[.J$8]*10000" office:value-type="float" office:value="0">
            <text:p>#DIV/0!</text:p>
          </table:table-cell>
          <table:table-cell table:style-name="ce25" table:formula="of:=[.K19]/[.K$8]*10000" office:value-type="float" office:value="0">
            <text:p>#DIV/0!</text:p>
          </table:table-cell>
          <table:table-cell table:style-name="ce28" table:formula="of:=([.C19]-[.$C$6])/([.D19]-[.$D$6])" office:value-type="float" office:value="0.707792207792208">
            <text:p>0.7078</text:p>
          </table:table-cell>
        </table:table-row>
        <table:table-row table:style-name="ro2">
          <table: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722">
            <text:p>722</text:p>
          </table:table-cell>
          <table:table-cell table:style-name="ce18" office:value-type="float" office:value="318">
            <text:p>318</text:p>
          </table:table-cell>
          <table:table-cell table:style-name="ce17" table:number-columns-repeated="2"/>
          <table:table-cell table:style-name="ce17" office:value-type="float" office:value="220">
            <text:p>220</text:p>
          </table:table-cell>
          <table:table-cell table:style-name="ce17"/>
          <table:table-cell table:number-columns-repeated="2" table:style-name="ce17"/>
          <table:table-cell table:style-name="ce17" office:value-type="float" office:value="2.6">
            <text:p>2.6</text:p>
          </table:table-cell>
          <table:table-cell table:style-name="ce23" table:formula="of:=4*PI()*SIN(0.5*ATAN(([.C20]-[.$C$6])*0.07113/359.3))/1.175" office:value-type="float" office:value="0.214240257368259">
            <text:p>0.2142</text:p>
          </table:table-cell>
          <table:table-cell table:style-name="ce23" table:formula="of:=4*PI()*0.9999979/1.175*SQRT(1-(COS(0.5*ATAN(([.D20]-[.$D$6])*0.07113/359.3))/0.999998)^2)" office:value-type="float" office:value="0.249770457978867">
            <text:p>0.2498</text:p>
          </table:table-cell>
          <table:table-cell table:style-name="ce25" table:formula="of:=SQRT([.L20]^2+[.M20]^2)" office:value-type="float" office:value="0.329065600688056">
            <text:p>0.3291</text:p>
          </table:table-cell>
          <table:table-cell table:style-name="ce25" table:formula="of:=[.I20]/[.I$8]*10000" office:value-type="float" office:value="0">
            <text:p>0.0000</text:p>
          </table:table-cell>
          <table:table-cell table:style-name="ce25" table:formula="of:=[.J20]/[.J$8]*10000" office:value-type="float" office:value="0">
            <text:p>#DIV/0!</text:p>
          </table:table-cell>
          <table:table-cell table:style-name="ce25" table:formula="of:=[.K20]/[.K$8]*10000" office:value-type="float" office:value="0">
            <text:p>#DIV/0!</text:p>
          </table:table-cell>
          <table:table-cell table:style-name="ce28" table:formula="of:=([.C20]-[.$C$6])/([.D20]-[.$D$6])" office:value-type="float" office:value="0.854430379746835">
            <text:p>0.8544</text:p>
          </table:table-cell>
        </table:table-row>
        <table:table-row table:style-name="ro2">
          <table:table-cell table:style-name="ce9"/>
          <table:table-cell table:style-name="ce18" office:value-type="float" office:value="6">
            <text:p>6</text:p>
          </table:table-cell>
          <table:table-cell table:style-name="ce18" table:number-columns-repeated="2"/>
          <table:table-cell table:style-name="ce17" table:number-columns-repeated="2"/>
          <table:table-cell table:style-name="ce17" office:value-type="float" office:value="213">
            <text:p>213</text:p>
          </table:table-cell>
          <table:table-cell table:style-name="ce17" table:number-columns-repeated="3"/>
          <table:table-cell table:style-name="ce17" office:value-type="float" office:value="1.2">
            <text:p>1.2</text:p>
          </table:table-cell>
          <table:table-cell table:style-name="ce23" table:number-columns-repeated="2"/>
          <table:table-cell table:style-name="ce25" table:number-columns-repeated="4"/>
          <table:table-cell table:style-name="ce28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5" office:value-type="float" office:value="-2">
            <text:p>-2</text:p>
          </table:table-cell>
          <table:table-cell table:style-name="ce15" office:value-type="float" office:value="437">
            <text:p>437</text:p>
          </table:table-cell>
          <table:table-cell table:style-name="ce15" office:value-type="float" office:value="379">
            <text:p>379</text:p>
          </table:table-cell>
          <table:table-cell table:style-name="ce17"/>
          <table:table-cell table:style-name="ce17" office:value-type="float" office:value="105">
            <text:p>105</text:p>
          </table:table-cell>
          <table:table-cell table:style-name="ce17"/>
          <table:table-cell table:style-name="ce17" office:value-type="string">
            <text:p>15x7</text:p>
          </table:table-cell>
          <table:table-cell table:number-columns-repeated="3" table:style-name="ce17"/>
          <table:table-cell table:style-name="ce23" table:formula="of:=4*PI()*SIN(0.5*ATAN(([.C22]-[.$C$6])*0.07113/359.3))/1.175" office:value-type="float" office:value="-0.0873269122896536">
            <text:p>-0.0873</text:p>
          </table:table-cell>
          <table:table-cell table:style-name="ce23" table:formula="of:=4*PI()*0.9999979/1.175*SQRT(1-(COS(0.5*ATAN(([.D22]-[.$D$6])*0.07113/359.3))/0.999998)^2)" office:value-type="float" office:value="0.314329187580383">
            <text:p>0.3143</text:p>
          </table:table-cell>
          <table:table-cell table:style-name="ce25" table:formula="of:=SQRT([.L22]^2+[.M22]^2)" office:value-type="float" office:value="0.326234314220605">
            <text:p>0.3262</text:p>
          </table:table-cell>
          <table:table-cell table:style-name="ce25" table:formula="of:=[.I22]/[.I$8]*10000" office:value-type="float" office:value="0">
            <text:p>0.0000</text:p>
          </table:table-cell>
          <table:table-cell table:style-name="ce25" table:formula="of:=[.J22]/[.J$8]*10000" office:value-type="float" office:value="0">
            <text:p>#DIV/0!</text:p>
          </table:table-cell>
          <table:table-cell table:style-name="ce25" table:formula="of:=[.K22]/[.K$8]*10000" office:value-type="float" office:value="0">
            <text:p>#DIV/0!</text:p>
          </table:table-cell>
          <table:table-cell table:style-name="ce28" table:formula="of:=([.C22]-[.$C$6])/([.D22]-[.$D$6])" office:value-type="float" office:value="-0.276845637583893">
            <text:p>-0.2768</text:p>
          </table:table-cell>
        </table:table-row>
        <table:table-row table:style-name="ro2">
          <table:table-cell table:style-name="ce8"/>
          <table:table-cell table:style-name="ce17" office:value-type="float" office:value="-1">
            <text:p>-1</text:p>
          </table:table-cell>
          <table:table-cell table:style-name="ce17" office:value-type="float" office:value="478.5">
            <text:p>478.5</text:p>
          </table:table-cell>
          <table:table-cell table:style-name="ce17" office:value-type="float" office:value="385">
            <text:p>38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5">
            <text:p>105</text:p>
          </table:table-cell>
          <table:table-cell table:style-name="ce17" table:number-columns-repeated="2"/>
          <table:table-cell table:style-name="ce17" office:value-type="float" office:value="3.2">
            <text:p>3.2</text:p>
          </table:table-cell>
          <table:table-cell table:number-columns-repeated="2" table:style-name="ce17"/>
          <table:table-cell table:style-name="ce23" table:formula="of:=4*PI()*SIN(0.5*ATAN(([.C23]-[.$C$6])*0.07113/359.3))/1.175" office:value-type="float" office:value="-0.0434020977671829">
            <text:p>-0.0434</text:p>
          </table:table-cell>
          <table:table-cell table:style-name="ce23" table:formula="of:=4*PI()*0.9999979/1.175*SQRT(1-(COS(0.5*ATAN(([.D23]-[.$D$6])*0.07113/359.3))/0.999998)^2)" office:value-type="float" office:value="0.320669935049335">
            <text:p>0.3207</text:p>
          </table:table-cell>
          <table:table-cell table:style-name="ce25" table:formula="of:=SQRT([.L23]^2+[.M23]^2)" office:value-type="float" office:value="0.323593802992482">
            <text:p>0.3236</text:p>
          </table:table-cell>
          <table:table-cell table:style-name="ce25" table:formula="of:=[.I23]/[.I$8]*10000" office:value-type="float" office:value="87.6712328767123">
            <text:p>87.6712</text:p>
          </table:table-cell>
          <table:table-cell table:style-name="ce25" table:formula="of:=[.J23]/[.J$8]*10000" office:value-type="float" office:value="0">
            <text:p>#DIV/0!</text:p>
          </table:table-cell>
          <table:table-cell table:style-name="ce25" table:formula="of:=[.K23]/[.K$8]*10000" office:value-type="float" office:value="0">
            <text:p>#DIV/0!</text:p>
          </table:table-cell>
          <table:table-cell table:style-name="ce28" table:formula="of:=([.C23]-[.$C$6])/([.D23]-[.$D$6])" office:value-type="float" office:value="-0.134868421052632">
            <text:p>-0.1349</text:p>
          </table:table-cell>
        </table:table-row>
        <table:table-row table:style-name="ro2">
          <table:table-cell table:style-name="ce8"/>
          <table:table-cell table:style-name="ce17" office:value-type="float" office:value="0">
            <text:p>0</text:p>
          </table:table-cell>
          <table:table-cell table:style-name="ce17" office:value-type="float" office:value="519.5">
            <text:p>519.5</text:p>
          </table:table-cell>
          <table:table-cell table:style-name="ce17" office:value-type="float" office:value="390.5">
            <text:p>390.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5">
            <text:p>105</text:p>
          </table:table-cell>
          <table:table-cell table:style-name="ce17" table:number-columns-repeated="2"/>
          <table:table-cell table:style-name="ce17" office:value-type="float" office:value="3.3">
            <text:p>3.3</text:p>
          </table:table-cell>
          <table:table-cell table:number-columns-repeated="2" table:style-name="ce17"/>
          <table:table-cell table:style-name="ce23" table:formula="of:=4*PI()*SIN(0.5*ATAN(([.C24]-[.$C$6])*0.07113/359.3))/1.175" office:value-type="float" office:value="0">
            <text:p>0.0000</text:p>
          </table:table-cell>
          <table:table-cell table:style-name="ce23" table:formula="of:=4*PI()*0.9999979/1.175*SQRT(1-(COS(0.5*ATAN(([.D24]-[.$D$6])*0.07113/359.3))/0.999998)^2)" office:value-type="float" office:value="0.326480906153398">
            <text:p>0.3265</text:p>
          </table:table-cell>
          <table:table-cell table:style-name="ce25" table:formula="of:=SQRT([.L24]^2+[.M24]^2)" office:value-type="float" office:value="0.326480906153398">
            <text:p>0.3265</text:p>
          </table:table-cell>
          <table:table-cell table:style-name="ce25" table:formula="of:=[.I24]/[.I$8]*10000" office:value-type="float" office:value="90.4109589041096">
            <text:p>90.4110</text:p>
          </table:table-cell>
          <table:table-cell table:style-name="ce25" table:formula="of:=[.J24]/[.J$8]*10000" office:value-type="float" office:value="0">
            <text:p>#DIV/0!</text:p>
          </table:table-cell>
          <table:table-cell table:style-name="ce25" table:formula="of:=[.K24]/[.K$8]*10000" office:value-type="float" office:value="0">
            <text:p>#DIV/0!</text:p>
          </table:table-cell>
          <table:table-cell table:style-name="ce28" table:formula="of:=([.C24]-[.$C$6])/([.D24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number-columns-repeated="4"/>
          <table:table-cell table:number-columns-repeated="3" table:style-name="ce17"/>
          <table:table-cell table:style-name="ce23" table:number-columns-repeated="2"/>
          <table:table-cell table:style-name="ce25"/>
          <table:table-cell table:style-name="ce25" table:formula="of:=[.I25]/[.I$8]*10000" office:value-type="float" office:value="0">
            <text:p>0.0000</text:p>
          </table:table-cell>
          <table:table-cell table:style-name="ce25" table:formula="of:=[.J25]/[.J$8]*10000" office:value-type="float" office:value="0">
            <text:p>#DIV/0!</text:p>
          </table:table-cell>
          <table:table-cell table:style-name="ce25" table:formula="of:=[.K25]/[.K$8]*10000" office:value-type="float" office:value="0">
            <text:p>#DIV/0!</text:p>
          </table:table-cell>
          <table:table-cell table:style-name="ce28" table:formula="of:=([.C25]-[.$C$6])/([.D25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7" office:value-type="float" office:value="2">
            <text:p>2</text:p>
          </table:table-cell>
          <table:table-cell table:style-name="ce17" office:value-type="float" office:value="601">
            <text:p>601</text:p>
          </table:table-cell>
          <table:table-cell table:style-name="ce17" office:value-type="float" office:value="402.5">
            <text:p>402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26]-[.$C$6])*0.07113/359.3))/1.175" office:value-type="float" office:value="0.0862686121423689">
            <text:p>0.0863</text:p>
          </table:table-cell>
          <table:table-cell table:style-name="ce23" table:formula="of:=4*PI()*0.9999979/1.175*SQRT(1-(COS(0.5*ATAN(([.D26]-[.$D$6])*0.07113/359.3))/0.999998)^2)" office:value-type="float" office:value="0.339154848913004">
            <text:p>0.3392</text:p>
          </table:table-cell>
          <table:table-cell table:style-name="ce25" table:formula="of:=SQRT([.L26]^2+[.M26]^2)" office:value-type="float" office:value="0.349954689898811">
            <text:p>0.3500</text:p>
          </table:table-cell>
          <table:table-cell table:style-name="ce25" table:formula="of:=[.I26]/[.I$8]*10000" office:value-type="float" office:value="0">
            <text:p>0.0000</text:p>
          </table:table-cell>
          <table:table-cell table:style-name="ce25" table:formula="of:=[.J26]/[.J$8]*10000" office:value-type="float" office:value="0">
            <text:p>#DIV/0!</text:p>
          </table:table-cell>
          <table:table-cell table:style-name="ce25" table:formula="of:=[.K26]/[.K$8]*10000" office:value-type="float" office:value="0">
            <text:p>#DIV/0!</text:p>
          </table:table-cell>
          <table:table-cell table:style-name="ce28" table:formula="of:=([.C26]-[.$C$6])/([.D26]-[.$D$6])" office:value-type="float" office:value="0.253499222395023">
            <text:p>0.2535</text:p>
          </table:table-cell>
        </table:table-row>
        <table:table-row table:style-name="ro2">
          <table:table-cell table:style-name="ce8"/>
          <table:table-cell table:style-name="ce17" office:value-type="float" office:value="3">
            <text:p>3</text:p>
          </table:table-cell>
          <table:table-cell table:style-name="ce17" office:value-type="float" office:value="641.5">
            <text:p>641.5</text:p>
          </table:table-cell>
          <table:table-cell table:style-name="ce17" office:value-type="float" office:value="408.5">
            <text:p>408.5</text:p>
          </table:table-cell>
          <table:table-cell table:style-name="ce17" table:number-columns-repeated="4"/>
          <table:table-cell table:number-columns-repeated="2" table:style-name="ce17"/>
          <table:table-cell table:style-name="ce17" office:value-type="float" office:value="39.1">
            <text:p>39.1</text:p>
          </table:table-cell>
          <table:table-cell table:style-name="ce23" table:formula="of:=4*PI()*SIN(0.5*ATAN(([.C27]-[.$C$6])*0.07113/359.3))/1.175" office:value-type="float" office:value="0.129122655394241">
            <text:p>0.1291</text:p>
          </table:table-cell>
          <table:table-cell table:style-name="ce23" table:formula="of:=4*PI()*0.9999979/1.175*SQRT(1-(COS(0.5*ATAN(([.D27]-[.$D$6])*0.07113/359.3))/0.999998)^2)" office:value-type="float" office:value="0.345489503048332">
            <text:p>0.3455</text:p>
          </table:table-cell>
          <table:table-cell table:style-name="ce25" table:formula="of:=SQRT([.L27]^2+[.M27]^2)" office:value-type="float" office:value="0.368830119231935">
            <text:p>0.3688</text:p>
          </table:table-cell>
          <table:table-cell table:style-name="ce25" table:formula="of:=[.I27]/[.I$8]*10000" office:value-type="float" office:value="0">
            <text:p>0.0000</text:p>
          </table:table-cell>
          <table:table-cell table:style-name="ce25" table:formula="of:=[.J27]/[.J$8]*10000" office:value-type="float" office:value="0">
            <text:p>#DIV/0!</text:p>
          </table:table-cell>
          <table:table-cell table:style-name="ce25" table:formula="of:=[.K27]/[.K$8]*10000" office:value-type="float" office:value="0">
            <text:p>#DIV/0!</text:p>
          </table:table-cell>
          <table:table-cell table:style-name="ce28" table:formula="of:=([.C27]-[.$C$6])/([.D27]-[.$D$6])" office:value-type="float" office:value="0.372519083969466">
            <text:p>0.3725</text:p>
          </table:table-cell>
        </table:table-row>
        <table:table-row table:style-name="ro2">
          <table:table-cell table:style-name="ce8"/>
          <table:table-cell table:style-name="ce17" office:value-type="float" office:value="4">
            <text:p>4</text:p>
          </table:table-cell>
          <table:table-cell table:style-name="ce17" office:value-type="float" office:value="682">
            <text:p>682</text:p>
          </table:table-cell>
          <table:table-cell table:style-name="ce17" office:value-type="float" office:value="414.5">
            <text:p>414.5</text:p>
          </table:table-cell>
          <table:table-cell table:style-name="ce17" table:number-columns-repeated="4"/>
          <table:table-cell table:number-columns-repeated="2" table:style-name="ce17"/>
          <table:table-cell table:style-name="ce17" office:value-type="float" office:value="27.7">
            <text:p>27.7</text:p>
          </table:table-cell>
          <table:table-cell table:style-name="ce23" table:formula="of:=4*PI()*SIN(0.5*ATAN(([.C28]-[.$C$6])*0.07113/359.3))/1.175" office:value-type="float" office:value="0.171958043186043">
            <text:p>0.1720</text:p>
          </table:table-cell>
          <table:table-cell table:style-name="ce23" table:formula="of:=4*PI()*0.9999979/1.175*SQRT(1-(COS(0.5*ATAN(([.D28]-[.$D$6])*0.07113/359.3))/0.999998)^2)" office:value-type="float" office:value="0.351822620869251">
            <text:p>0.3518</text:p>
          </table:table-cell>
          <table:table-cell table:style-name="ce25" table:formula="of:=SQRT([.L28]^2+[.M28]^2)" office:value-type="float" office:value="0.391597657260206">
            <text:p>0.3916</text:p>
          </table:table-cell>
          <table:table-cell table:style-name="ce25" table:formula="of:=[.I28]/[.I$8]*10000" office:value-type="float" office:value="0">
            <text:p>0.0000</text:p>
          </table:table-cell>
          <table:table-cell table:style-name="ce25" table:formula="of:=[.J28]/[.J$8]*10000" office:value-type="float" office:value="0">
            <text:p>#DIV/0!</text:p>
          </table:table-cell>
          <table:table-cell table:style-name="ce25" table:formula="of:=[.K28]/[.K$8]*10000" office:value-type="float" office:value="0">
            <text:p>#DIV/0!</text:p>
          </table:table-cell>
          <table:table-cell table:style-name="ce28" table:formula="of:=([.C28]-[.$C$6])/([.D28]-[.$D$6])" office:value-type="float" office:value="0.487256371814093">
            <text:p>0.4873</text:p>
          </table:table-cell>
        </table:table-row>
        <table:table-row table:style-name="ro2">
          <table:table-cell table:style-name="ce8"/>
          <table:table-cell table:style-name="ce17" office:value-type="float" office:value="5">
            <text:p>5</text:p>
          </table:table-cell>
          <table:table-cell table:style-name="ce17" office:value-type="float" office:value="723">
            <text:p>723</text:p>
          </table:table-cell>
          <table:table-cell table:style-name="ce17" office:value-type="float" office:value="420.5">
            <text:p>420.5</text:p>
          </table:table-cell>
          <table:table-cell table:style-name="ce17" table:number-columns-repeated="4"/>
          <table:table-cell table:number-columns-repeated="2" table:style-name="ce17"/>
          <table:table-cell table:style-name="ce17" office:value-type="float" office:value="12.2">
            <text:p>12.2</text:p>
          </table:table-cell>
          <table:table-cell table:style-name="ce23" table:formula="of:=4*PI()*SIN(0.5*ATAN(([.C29]-[.$C$6])*0.07113/359.3))/1.175" office:value-type="float" office:value="0.215296951188425">
            <text:p>0.2153</text:p>
          </table:table-cell>
          <table:table-cell table:style-name="ce23" table:formula="of:=4*PI()*0.9999979/1.175*SQRT(1-(COS(0.5*ATAN(([.D29]-[.$D$6])*0.07113/359.3))/0.999998)^2)" office:value-type="float" office:value="0.358154206476516">
            <text:p>0.3582</text:p>
          </table:table-cell>
          <table:table-cell table:style-name="ce25" table:formula="of:=SQRT([.L29]^2+[.M29]^2)" office:value-type="float" office:value="0.417884209809194">
            <text:p>0.4179</text:p>
          </table:table-cell>
          <table:table-cell table:style-name="ce25" table:formula="of:=[.I29]/[.I$8]*10000" office:value-type="float" office:value="0">
            <text:p>0.0000</text:p>
          </table:table-cell>
          <table:table-cell table:style-name="ce25" table:formula="of:=[.J29]/[.J$8]*10000" office:value-type="float" office:value="0">
            <text:p>#DIV/0!</text:p>
          </table:table-cell>
          <table:table-cell table:style-name="ce25" table:formula="of:=[.K29]/[.K$8]*10000" office:value-type="float" office:value="0">
            <text:p>#DIV/0!</text:p>
          </table:table-cell>
          <table:table-cell table:style-name="ce28" table:formula="of:=([.C29]-[.$C$6])/([.D29]-[.$D$6])" office:value-type="float" office:value="0.59941089837997">
            <text:p>0.5994</text:p>
          </table:table-cell>
        </table:table-row>
        <table:table-row table:style-name="ro2">
          <table: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764">
            <text:p>764</text:p>
          </table:table-cell>
          <table:table-cell table:style-name="ce18" office:value-type="float" office:value="427">
            <text:p>427</text:p>
          </table:table-cell>
          <table:table-cell table:style-name="ce17" table:number-columns-repeated="2"/>
          <table:table-cell table:style-name="ce17" office:value-type="float" office:value="220">
            <text:p>220</text:p>
          </table:table-cell>
          <table:table-cell table:style-name="ce17"/>
          <table:table-cell table:number-columns-repeated="2" table:style-name="ce17"/>
          <table:table-cell table:style-name="ce17" office:value-type="float" office:value="3.5">
            <text:p>3.5</text:p>
          </table:table-cell>
          <table:table-cell table:style-name="ce23" table:formula="of:=4*PI()*SIN(0.5*ATAN(([.C30]-[.$C$6])*0.07113/359.3))/1.175" office:value-type="float" office:value="0.258604039451567">
            <text:p>0.2586</text:p>
          </table:table-cell>
          <table:table-cell table:style-name="ce23" table:formula="of:=4*PI()*0.9999979/1.175*SQRT(1-(COS(0.5*ATAN(([.D30]-[.$D$6])*0.07113/359.3))/0.999998)^2)" office:value-type="float" office:value="0.365011697980835">
            <text:p>0.3650</text:p>
          </table:table-cell>
          <table:table-cell table:style-name="ce25" table:formula="of:=SQRT([.L30]^2+[.M30]^2)" office:value-type="float" office:value="0.44733610281702">
            <text:p>0.4473</text:p>
          </table:table-cell>
          <table:table-cell table:style-name="ce25" table:formula="of:=[.I30]/[.I$8]*10000" office:value-type="float" office:value="0">
            <text:p>0.0000</text:p>
          </table:table-cell>
          <table:table-cell table:style-name="ce25" table:formula="of:=[.J30]/[.J$8]*10000" office:value-type="float" office:value="0">
            <text:p>#DIV/0!</text:p>
          </table:table-cell>
          <table:table-cell table:style-name="ce25" table:formula="of:=[.K30]/[.K$8]*10000" office:value-type="float" office:value="0">
            <text:p>#DIV/0!</text:p>
          </table:table-cell>
          <table:table-cell table:style-name="ce28" table:formula="of:=([.C30]-[.$C$6])/([.D30]-[.$D$6])" office:value-type="float" office:value="0.706647398843931">
            <text:p>0.7066</text:p>
          </table:table-cell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5" office:value-type="float" office:value="-3">
            <text:p>-3</text:p>
          </table:table-cell>
          <table:table-cell table:style-name="ce15" office:value-type="float" office:value="396">
            <text:p>396</text:p>
          </table:table-cell>
          <table:table-cell table:style-name="ce15" office:value-type="float" office:value="476">
            <text:p>476</text:p>
          </table:table-cell>
          <table:table-cell table:style-name="ce17"/>
          <table:table-cell table:style-name="ce17" office:value-type="float" office:value="104">
            <text:p>104</text:p>
          </table:table-cell>
          <table:table-cell table:style-name="ce17"/>
          <table:table-cell table:style-name="ce17" office:value-type="string">
            <text:p>20x8</text:p>
          </table:table-cell>
          <table:table-cell table:number-columns-repeated="3" table:style-name="ce17"/>
          <table:table-cell table:style-name="ce23" table:formula="of:=4*PI()*SIN(0.5*ATAN(([.C31]-[.$C$6])*0.07113/359.3))/1.175" office:value-type="float" office:value="-0.130709521994936">
            <text:p>-0.1307</text:p>
          </table:table-cell>
          <table:table-cell table:style-name="ce23" table:formula="of:=4*PI()*0.9999979/1.175*SQRT(1-(COS(0.5*ATAN(([.D31]-[.$D$6])*0.07113/359.3))/0.999998)^2)" office:value-type="float" office:value="0.416648689631916">
            <text:p>0.4166</text:p>
          </table:table-cell>
          <table:table-cell table:style-name="ce25" table:formula="of:=SQRT([.L31]^2+[.M31]^2)" office:value-type="float" office:value="0.436670481842015">
            <text:p>0.4367</text:p>
          </table:table-cell>
          <table:table-cell table:style-name="ce25" table:formula="of:=[.I31]/[.I$8]*10000" office:value-type="float" office:value="0">
            <text:p>0.0000</text:p>
          </table:table-cell>
          <table:table-cell table:style-name="ce25" table:formula="of:=[.J31]/[.J$8]*10000" office:value-type="float" office:value="0">
            <text:p>#DIV/0!</text:p>
          </table:table-cell>
          <table:table-cell table:style-name="ce25" table:formula="of:=[.K31]/[.K$8]*10000" office:value-type="float" office:value="0">
            <text:p>#DIV/0!</text:p>
          </table:table-cell>
          <table:table-cell table:style-name="ce28" table:formula="of:=([.C31]-[.$C$6])/([.D31]-[.$D$6])" office:value-type="float" office:value="-0.312658227848101">
            <text:p>-0.3127</text:p>
          </table:table-cell>
        </table:table-row>
        <table:table-row table:style-name="ro2">
          <table:table-cell table:style-name="ce8"/>
          <table:table-cell table:style-name="ce17" office:value-type="float" office:value="-2">
            <text:p>-2</text:p>
          </table:table-cell>
          <table:table-cell table:style-name="ce17" office:value-type="float" office:value="437">
            <text:p>437</text:p>
          </table:table-cell>
          <table:table-cell table:style-name="ce17" office:value-type="float" office:value="482">
            <text:p>48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4">
            <text:p>104</text:p>
          </table:table-cell>
          <table:table-cell table:style-name="ce17" table:number-columns-repeated="2"/>
          <table:table-cell table:style-name="ce17" office:value-type="float" office:value="2.5">
            <text:p>2.5</text:p>
          </table:table-cell>
          <table:table-cell table:number-columns-repeated="2" table:style-name="ce17"/>
          <table:table-cell table:style-name="ce23" table:formula="of:=4*PI()*SIN(0.5*ATAN(([.C32]-[.$C$6])*0.07113/359.3))/1.175" office:value-type="float" office:value="-0.0873269122896536">
            <text:p>-0.0873</text:p>
          </table:table-cell>
          <table:table-cell table:style-name="ce23" table:formula="of:=4*PI()*0.9999979/1.175*SQRT(1-(COS(0.5*ATAN(([.D32]-[.$D$6])*0.07113/359.3))/0.999998)^2)" office:value-type="float" office:value="0.422964487826517">
            <text:p>0.4230</text:p>
          </table:table-cell>
          <table:table-cell table:style-name="ce25" table:formula="of:=SQRT([.L32]^2+[.M32]^2)" office:value-type="float" office:value="0.431885340770432">
            <text:p>0.4319</text:p>
          </table:table-cell>
          <table:table-cell table:style-name="ce25" table:formula="of:=[.I32]/[.I$8]*10000" office:value-type="float" office:value="68.4931506849315">
            <text:p>68.4932</text:p>
          </table:table-cell>
          <table:table-cell table:style-name="ce25" table:formula="of:=[.J32]/[.J$8]*10000" office:value-type="float" office:value="0">
            <text:p>#DIV/0!</text:p>
          </table:table-cell>
          <table:table-cell table:style-name="ce25" table:formula="of:=[.K32]/[.K$8]*10000" office:value-type="float" office:value="0">
            <text:p>#DIV/0!</text:p>
          </table:table-cell>
          <table:table-cell table:style-name="ce28" table:formula="of:=([.C32]-[.$C$6])/([.D32]-[.$D$6])" office:value-type="float" office:value="-0.20573566084788">
            <text:p>-0.2057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 office:value-type="float" office:value="478.5">
            <text:p>478.5</text:p>
          </table:table-cell>
          <table:table-cell table:style-name="ce16" office:value-type="float" office:value="488">
            <text:p>488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4">
            <text:p>104</text:p>
          </table:table-cell>
          <table:table-cell table:style-name="ce17" table:number-columns-repeated="2"/>
          <table:table-cell table:style-name="ce17" office:value-type="float" office:value="1.05">
            <text:p>1.05</text:p>
          </table:table-cell>
          <table:table-cell table:number-columns-repeated="2" table:style-name="ce17"/>
          <table:table-cell table:style-name="ce23" table:formula="of:=4*PI()*SIN(0.5*ATAN(([.C33]-[.$C$6])*0.07113/359.3))/1.175" office:value-type="float" office:value="-0.0434020977671829">
            <text:p>-0.0434</text:p>
          </table:table-cell>
          <table:table-cell table:style-name="ce23" table:formula="of:=4*PI()*0.9999979/1.175*SQRT(1-(COS(0.5*ATAN(([.D33]-[.$D$6])*0.07113/359.3))/0.999998)^2)" office:value-type="float" office:value="0.429278714271442">
            <text:p>0.4293</text:p>
          </table:table-cell>
          <table:table-cell table:style-name="ce25" table:formula="of:=SQRT([.L33]^2+[.M33]^2)" office:value-type="float" office:value="0.431467213838009">
            <text:p>0.4315</text:p>
          </table:table-cell>
          <table:table-cell table:style-name="ce25" table:formula="of:=[.I33]/[.I$8]*10000" office:value-type="float" office:value="28.7671232876712">
            <text:p>28.7671</text:p>
          </table:table-cell>
          <table:table-cell table:style-name="ce25" table:formula="of:=[.J33]/[.J$8]*10000" office:value-type="float" office:value="0">
            <text:p>#DIV/0!</text:p>
          </table:table-cell>
          <table:table-cell table:style-name="ce25" table:formula="of:=[.K33]/[.K$8]*10000" office:value-type="float" office:value="0">
            <text:p>#DIV/0!</text:p>
          </table:table-cell>
          <table:table-cell table:style-name="ce28" table:formula="of:=([.C33]-[.$C$6])/([.D33]-[.$D$6])" office:value-type="float" office:value="-0.100737100737101">
            <text:p>-0.1007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493.5">
            <text:p>493.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4">
            <text:p>104</text:p>
          </table:table-cell>
          <table:table-cell table:style-name="ce17" table:number-columns-repeated="2"/>
          <table:table-cell table:style-name="ce17" office:value-type="float" office:value="5.2">
            <text:p>5.2</text:p>
          </table:table-cell>
          <table:table-cell table:number-columns-repeated="2" table:style-name="ce17"/>
          <table:table-cell table:style-name="ce23" table:formula="of:=4*PI()*SIN(0.5*ATAN(([.C34]-[.$C$6])*0.07113/359.3))/1.175" office:value-type="float" office:value="0">
            <text:p>0.0000</text:p>
          </table:table-cell>
          <table:table-cell table:style-name="ce23" table:formula="of:=4*PI()*0.9999979/1.175*SQRT(1-(COS(0.5*ATAN(([.D34]-[.$D$6])*0.07113/359.3))/0.999998)^2)" office:value-type="float" office:value="0.435065366970071">
            <text:p>0.4351</text:p>
          </table:table-cell>
          <table:table-cell table:style-name="ce25" table:formula="of:=SQRT([.L34]^2+[.M34]^2)" office:value-type="float" office:value="0.435065366970071">
            <text:p>0.4351</text:p>
          </table:table-cell>
          <table:table-cell table:style-name="ce25" table:formula="of:=[.I34]/[.I$8]*10000" office:value-type="float" office:value="142.465753424658">
            <text:p>142.4658</text:p>
          </table:table-cell>
          <table:table-cell table:style-name="ce25" table:formula="of:=[.J34]/[.J$8]*10000" office:value-type="float" office:value="0">
            <text:p>#DIV/0!</text:p>
          </table:table-cell>
          <table:table-cell table:style-name="ce25" table:formula="of:=[.K34]/[.K$8]*10000" office:value-type="float" office:value="0">
            <text:p>#DIV/0!</text:p>
          </table:table-cell>
          <table:table-cell table:style-name="ce28" table:formula="of:=([.C34]-[.$C$6])/([.D34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6" office:value-type="float" office:value="1">
            <text:p>1</text:p>
          </table:table-cell>
          <table:table-cell table:style-name="ce16" office:value-type="float" office:value="560">
            <text:p>560</text:p>
          </table:table-cell>
          <table:table-cell table:style-name="ce16"/>
          <table:table-cell table:style-name="ce17" table:number-columns-repeated="4"/>
          <table:table-cell table:number-columns-repeated="3" table:style-name="ce17"/>
          <table:table-cell table:style-name="ce23" table:number-columns-repeated="2"/>
          <table:table-cell table:style-name="ce25"/>
          <table:table-cell table:style-name="ce25" table:formula="of:=[.I35]/[.I$8]*10000" office:value-type="float" office:value="0">
            <text:p>0.0000</text:p>
          </table:table-cell>
          <table:table-cell table:style-name="ce25" table:formula="of:=[.J35]/[.J$8]*10000" office:value-type="float" office:value="0">
            <text:p>#DIV/0!</text:p>
          </table:table-cell>
          <table:table-cell table:style-name="ce25" table:formula="of:=[.K35]/[.K$8]*10000" office:value-type="float" office:value="0">
            <text:p>#DIV/0!</text:p>
          </table:table-cell>
          <table:table-cell table:style-name="ce28" table:formula="of:=([.C35]-[.$C$6])/([.D35]-[.$D$6])" office:value-type="float" office:value="-0.5">
            <text:p>-0.5000</text:p>
          </table:table-cell>
        </table:table-row>
        <table:table-row table:style-name="ro2">
          <table:table-cell table:style-name="ce8"/>
          <table:table-cell table:style-name="ce16" office:value-type="float" office:value="2">
            <text:p>2</text:p>
          </table:table-cell>
          <table:table-cell table:style-name="ce16" office:value-type="float" office:value="600">
            <text:p>600</text:p>
          </table:table-cell>
          <table:table-cell table:style-name="ce16" office:value-type="float" office:value="506">
            <text:p>506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36]-[.$C$6])*0.07113/359.3))/1.175" office:value-type="float" office:value="0.0852103043913744">
            <text:p>0.0852</text:p>
          </table:table-cell>
          <table:table-cell table:style-name="ce23" table:formula="of:=4*PI()*0.9999979/1.175*SQRT(1-(COS(0.5*ATAN(([.D36]-[.$D$6])*0.07113/359.3))/0.999998)^2)" office:value-type="float" office:value="0.448211872635238">
            <text:p>0.4482</text:p>
          </table:table-cell>
          <table:table-cell table:style-name="ce25" table:formula="of:=SQRT([.L36]^2+[.M36]^2)" office:value-type="float" office:value="0.456239716317702">
            <text:p>0.4562</text:p>
          </table:table-cell>
          <table:table-cell table:style-name="ce25" table:formula="of:=[.I36]/[.I$8]*10000" office:value-type="float" office:value="0">
            <text:p>0.0000</text:p>
          </table:table-cell>
          <table:table-cell table:style-name="ce25" table:formula="of:=[.J36]/[.J$8]*10000" office:value-type="float" office:value="0">
            <text:p>#DIV/0!</text:p>
          </table:table-cell>
          <table:table-cell table:style-name="ce25" table:formula="of:=[.K36]/[.K$8]*10000" office:value-type="float" office:value="0">
            <text:p>#DIV/0!</text:p>
          </table:table-cell>
          <table:table-cell table:style-name="ce28" table:formula="of:=([.C36]-[.$C$6])/([.D36]-[.$D$6])" office:value-type="float" office:value="0.189411764705882">
            <text:p>0.1894</text:p>
          </table:table-cell>
        </table:table-row>
        <table:table-row table:style-name="ro2">
          <table:table-cell table:style-name="ce8"/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7" table:number-columns-repeated="4"/>
          <table:table-cell table:number-columns-repeated="3" table:style-name="ce17"/>
          <table:table-cell table:style-name="ce23" table:number-columns-repeated="2"/>
          <table:table-cell table:style-name="ce25"/>
          <table:table-cell table:style-name="ce25" table:formula="of:=[.I37]/[.I$8]*10000" office:value-type="float" office:value="0">
            <text:p>0.0000</text:p>
          </table:table-cell>
          <table:table-cell table:style-name="ce25" table:formula="of:=[.J37]/[.J$8]*10000" office:value-type="float" office:value="0">
            <text:p>#DIV/0!</text:p>
          </table:table-cell>
          <table:table-cell table:style-name="ce25" table:formula="of:=[.K37]/[.K$8]*10000" office:value-type="float" office:value="0">
            <text:p>#DIV/0!</text:p>
          </table:table-cell>
          <table:table-cell table:style-name="ce28" table:formula="of:=([.C37]-[.$C$6])/([.D37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4">
            <text:p>4</text:p>
          </table:table-cell>
          <table:table-cell table:style-name="ce16" office:value-type="float" office:value="683">
            <text:p>683</text:p>
          </table:table-cell>
          <table:table-cell table:style-name="ce16" office:value-type="float" office:value="518.5">
            <text:p>518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38]-[.$C$6])*0.07113/359.3))/1.175" office:value-type="float" office:value="0.173015418373835">
            <text:p>0.1730</text:p>
          </table:table-cell>
          <table:table-cell table:style-name="ce23" table:formula="of:=4*PI()*0.9999979/1.175*SQRT(1-(COS(0.5*ATAN(([.D38]-[.$D$6])*0.07113/359.3))/0.999998)^2)" office:value-type="float" office:value="0.461351389362051">
            <text:p>0.4614</text:p>
          </table:table-cell>
          <table:table-cell table:style-name="ce25" table:formula="of:=SQRT([.L38]^2+[.M38]^2)" office:value-type="float" office:value="0.492726536185507">
            <text:p>0.4927</text:p>
          </table:table-cell>
          <table:table-cell table:style-name="ce25" table:formula="of:=[.I38]/[.I$8]*10000" office:value-type="float" office:value="0">
            <text:p>0.0000</text:p>
          </table:table-cell>
          <table:table-cell table:style-name="ce25" table:formula="of:=[.J38]/[.J$8]*10000" office:value-type="float" office:value="0">
            <text:p>#DIV/0!</text:p>
          </table:table-cell>
          <table:table-cell table:style-name="ce25" table:formula="of:=[.K38]/[.K$8]*10000" office:value-type="float" office:value="0">
            <text:p>#DIV/0!</text:p>
          </table:table-cell>
          <table:table-cell table:style-name="ce28" table:formula="of:=([.C38]-[.$C$6])/([.D38]-[.$D$6])" office:value-type="float" office:value="0.373714285714286">
            <text:p>0.3737</text:p>
          </table:table-cell>
        </table:table-row>
        <table:table-row table:style-name="ro2">
          <table:table-cell table:style-name="ce8"/>
          <table:table-cell table:style-name="ce16" office:value-type="float" office:value="5">
            <text:p>5</text:p>
          </table:table-cell>
          <table:table-cell table:style-name="ce16" office:value-type="float" office:value="723">
            <text:p>723</text:p>
          </table:table-cell>
          <table:table-cell table:style-name="ce16" office:value-type="float" office:value="524">
            <text:p>524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39]-[.$C$6])*0.07113/359.3))/1.175" office:value-type="float" office:value="0.215296951188425">
            <text:p>0.2153</text:p>
          </table:table-cell>
          <table:table-cell table:style-name="ce23" table:formula="of:=4*PI()*0.9999979/1.175*SQRT(1-(COS(0.5*ATAN(([.D39]-[.$D$6])*0.07113/359.3))/0.999998)^2)" office:value-type="float" office:value="0.467130537110918">
            <text:p>0.4671</text:p>
          </table:table-cell>
          <table:table-cell table:style-name="ce25" table:formula="of:=SQRT([.L39]^2+[.M39]^2)" office:value-type="float" office:value="0.514357575906651">
            <text:p>0.5144</text:p>
          </table:table-cell>
          <table:table-cell table:style-name="ce25" table:formula="of:=[.I39]/[.I$8]*10000" office:value-type="float" office:value="0">
            <text:p>0.0000</text:p>
          </table:table-cell>
          <table:table-cell table:style-name="ce25" table:formula="of:=[.J39]/[.J$8]*10000" office:value-type="float" office:value="0">
            <text:p>#DIV/0!</text:p>
          </table:table-cell>
          <table:table-cell table:style-name="ce25" table:formula="of:=[.K39]/[.K$8]*10000" office:value-type="float" office:value="0">
            <text:p>#DIV/0!</text:p>
          </table:table-cell>
          <table:table-cell table:style-name="ce28" table:formula="of:=([.C39]-[.$C$6])/([.D39]-[.$D$6])" office:value-type="float" office:value="0.459367945823928">
            <text:p>0.4594</text:p>
          </table:table-cell>
        </table:table-row>
        <table:table-row table:style-name="ro2">
          <table: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764">
            <text:p>764</text:p>
          </table:table-cell>
          <table:table-cell table:style-name="ce18" office:value-type="float" office:value="530">
            <text:p>530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40]-[.$C$6])*0.07113/359.3))/1.175" office:value-type="float" office:value="0.258604039451567">
            <text:p>0.2586</text:p>
          </table:table-cell>
          <table:table-cell table:style-name="ce23" table:formula="of:=4*PI()*0.9999979/1.175*SQRT(1-(COS(0.5*ATAN(([.D40]-[.$D$6])*0.07113/359.3))/0.999998)^2)" office:value-type="float" office:value="0.473433486179976">
            <text:p>0.4734</text:p>
          </table:table-cell>
          <table:table-cell table:style-name="ce25" table:formula="of:=SQRT([.L40]^2+[.M40]^2)" office:value-type="float" office:value="0.53945835340385">
            <text:p>0.5395</text:p>
          </table:table-cell>
          <table:table-cell table:style-name="ce25" table:formula="of:=[.I40]/[.I$8]*10000" office:value-type="float" office:value="0">
            <text:p>0.0000</text:p>
          </table:table-cell>
          <table:table-cell table:style-name="ce25" table:formula="of:=[.J40]/[.J$8]*10000" office:value-type="float" office:value="0">
            <text:p>#DIV/0!</text:p>
          </table:table-cell>
          <table:table-cell table:style-name="ce25" table:formula="of:=[.K40]/[.K$8]*10000" office:value-type="float" office:value="0">
            <text:p>#DIV/0!</text:p>
          </table:table-cell>
          <table:table-cell table:style-name="ce28" table:formula="of:=([.C40]-[.$C$6])/([.D40]-[.$D$6])" office:value-type="float" office:value="0.544543429844098">
            <text:p>0.5445</text:p>
          </table:table-cell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6" office:value-type="float" office:value="-3">
            <text:p>-3</text:p>
          </table:table-cell>
          <table:table-cell table:style-name="ce16" office:value-type="float" office:value="395">
            <text:p>395</text:p>
          </table:table-cell>
          <table:table-cell table:style-name="ce16" office:value-type="float" office:value="579">
            <text:p>579</text:p>
          </table:table-cell>
          <table:table-cell table:style-name="ce17" table:number-columns-repeated="3"/>
          <table:table-cell table:style-name="ce17" office:value-type="string">
            <text:p>25x9</text:p>
          </table:table-cell>
          <table:table-cell table:number-columns-repeated="2" table:style-name="ce17"/>
          <table:table-cell table:style-name="ce17" office:value-type="float" office:value="88.1">
            <text:p>88.1</text:p>
          </table:table-cell>
          <table:table-cell table:style-name="ce23" table:formula="of:=4*PI()*SIN(0.5*ATAN(([.C41]-[.$C$6])*0.07113/359.3))/1.175" office:value-type="float" office:value="-0.131767418689161">
            <text:p>-0.1318</text:p>
          </table:table-cell>
          <table:table-cell table:style-name="ce23" table:formula="of:=4*PI()*0.9999979/1.175*SQRT(1-(COS(0.5*ATAN(([.D41]-[.$D$6])*0.07113/359.3))/0.999998)^2)" office:value-type="float" office:value="0.524844436263111">
            <text:p>0.5248</text:p>
          </table:table-cell>
          <table:table-cell table:style-name="ce25" table:formula="of:=SQRT([.L41]^2+[.M41]^2)" office:value-type="float" office:value="0.541132455970206">
            <text:p>0.5411</text:p>
          </table:table-cell>
          <table:table-cell table:style-name="ce25" table:formula="of:=[.I41]/[.I$8]*10000" office:value-type="float" office:value="0">
            <text:p>0.0000</text:p>
          </table:table-cell>
          <table:table-cell table:style-name="ce25" table:formula="of:=[.J41]/[.J$8]*10000" office:value-type="float" office:value="0">
            <text:p>#DIV/0!</text:p>
          </table:table-cell>
          <table:table-cell table:style-name="ce25" table:formula="of:=[.K41]/[.K$8]*10000" office:value-type="float" office:value="0">
            <text:p>#DIV/0!</text:p>
          </table:table-cell>
          <table:table-cell table:style-name="ce28" table:formula="of:=([.C41]-[.$C$6])/([.D41]-[.$D$6])" office:value-type="float" office:value="-0.25">
            <text:p>-0.2500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style-name="ce16" office:value-type="float" office:value="437.5">
            <text:p>437.5</text:p>
          </table:table-cell>
          <table:table-cell table:style-name="ce16" office:value-type="float" office:value="585.5">
            <text:p>585.5</text:p>
          </table:table-cell>
          <table:table-cell table:style-name="ce17" table:number-columns-repeated="4"/>
          <table:table-cell table:number-columns-repeated="2" table:style-name="ce17"/>
          <table:table-cell table:style-name="ce17" office:value-type="float" office:value="144">
            <text:p>144</text:p>
          </table:table-cell>
          <table:table-cell table:style-name="ce23" table:formula="of:=4*PI()*SIN(0.5*ATAN(([.C42]-[.$C$6])*0.07113/359.3))/1.175" office:value-type="float" office:value="-0.0867977631722995">
            <text:p>-0.0868</text:p>
          </table:table-cell>
          <table:table-cell table:style-name="ce23" table:formula="of:=4*PI()*0.9999979/1.175*SQRT(1-(COS(0.5*ATAN(([.D42]-[.$D$6])*0.07113/359.3))/0.999998)^2)" office:value-type="float" office:value="0.531655575484458">
            <text:p>0.5317</text:p>
          </table:table-cell>
          <table:table-cell table:style-name="ce25" table:formula="of:=SQRT([.L42]^2+[.M42]^2)" office:value-type="float" office:value="0.538694257102696">
            <text:p>0.5387</text:p>
          </table:table-cell>
          <table:table-cell table:style-name="ce25" table:formula="of:=[.I42]/[.I$8]*10000" office:value-type="float" office:value="0">
            <text:p>0.0000</text:p>
          </table:table-cell>
          <table:table-cell table:style-name="ce25" table:formula="of:=[.J42]/[.J$8]*10000" office:value-type="float" office:value="0">
            <text:p>#DIV/0!</text:p>
          </table:table-cell>
          <table:table-cell table:style-name="ce25" table:formula="of:=[.K42]/[.K$8]*10000" office:value-type="float" office:value="0">
            <text:p>#DIV/0!</text:p>
          </table:table-cell>
          <table:table-cell table:style-name="ce28" table:formula="of:=([.C42]-[.$C$6])/([.D42]-[.$D$6])" office:value-type="float" office:value="-0.162537165510406">
            <text:p>-0.1625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 office:value-type="float" office:value="479.5">
            <text:p>479.5</text:p>
          </table:table-cell>
          <table:table-cell table:style-name="ce16" office:value-type="float" office:value="592">
            <text:p>592</text:p>
          </table:table-cell>
          <table:table-cell table:style-name="ce17" table:number-columns-repeated="4"/>
          <table:table-cell table:number-columns-repeated="2" table:style-name="ce17"/>
          <table:table-cell table:style-name="ce17" office:value-type="float" office:value="62.2">
            <text:p>62.2</text:p>
          </table:table-cell>
          <table:table-cell table:style-name="ce23" table:formula="of:=4*PI()*SIN(0.5*ATAN(([.C43]-[.$C$6])*0.07113/359.3))/1.175" office:value-type="float" office:value="-0.0423435604212264">
            <text:p>-0.0423</text:p>
          </table:table-cell>
          <table:table-cell table:style-name="ce23" table:formula="of:=4*PI()*0.9999979/1.175*SQRT(1-(COS(0.5*ATAN(([.D43]-[.$D$6])*0.07113/359.3))/0.999998)^2)" office:value-type="float" office:value="0.538464624452509">
            <text:p>0.5385</text:p>
          </table:table-cell>
          <table:table-cell table:style-name="ce25" table:formula="of:=SQRT([.L43]^2+[.M43]^2)" office:value-type="float" office:value="0.540126956275956">
            <text:p>0.5401</text:p>
          </table:table-cell>
          <table:table-cell table:style-name="ce25" table:formula="of:=[.I43]/[.I$8]*10000" office:value-type="float" office:value="0">
            <text:p>0.0000</text:p>
          </table:table-cell>
          <table:table-cell table:style-name="ce25" table:formula="of:=[.J43]/[.J$8]*10000" office:value-type="float" office:value="0">
            <text:p>#DIV/0!</text:p>
          </table:table-cell>
          <table:table-cell table:style-name="ce25" table:formula="of:=[.K43]/[.K$8]*10000" office:value-type="float" office:value="0">
            <text:p>#DIV/0!</text:p>
          </table:table-cell>
          <table:table-cell table:style-name="ce28" table:formula="of:=([.C43]-[.$C$6])/([.D43]-[.$D$6])" office:value-type="float" office:value="-0.0782778864970646">
            <text:p>-0.0783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597">
            <text:p>597</text:p>
          </table:table-cell>
          <table:table-cell table:style-name="ce17"/>
          <table:table-cell table:style-name="ce17" office:value-type="float" office:value="103">
            <text:p>103</text:p>
          </table:table-cell>
          <table:table-cell table:style-name="ce17" office:value-type="float" office:value="250">
            <text:p>250</text:p>
          </table:table-cell>
          <table:table-cell table:style-name="ce17"/>
          <table:table-cell table:number-columns-repeated="2" table:style-name="ce17"/>
          <table:table-cell table:style-name="ce17" office:value-type="float" office:value="261">
            <text:p>261</text:p>
          </table:table-cell>
          <table:table-cell table:style-name="ce23" table:formula="of:=4*PI()*SIN(0.5*ATAN(([.C44]-[.$C$6])*0.07113/359.3))/1.175" office:value-type="float" office:value="0">
            <text:p>0.0000</text:p>
          </table:table-cell>
          <table:table-cell table:style-name="ce23" table:formula="of:=4*PI()*0.9999979/1.175*SQRT(1-(COS(0.5*ATAN(([.D44]-[.$D$6])*0.07113/359.3))/0.999998)^2)" office:value-type="float" office:value="0.543700920374902">
            <text:p>0.5437</text:p>
          </table:table-cell>
          <table:table-cell table:style-name="ce25" table:formula="of:=SQRT([.L44]^2+[.M44]^2)" office:value-type="float" office:value="0.543700920374902">
            <text:p>0.5437</text:p>
          </table:table-cell>
          <table:table-cell table:style-name="ce25" table:formula="of:=[.I44]/[.I$8]*10000" office:value-type="float" office:value="0">
            <text:p>0.0000</text:p>
          </table:table-cell>
          <table:table-cell table:style-name="ce25" table:formula="of:=[.J44]/[.J$8]*10000" office:value-type="float" office:value="0">
            <text:p>#DIV/0!</text:p>
          </table:table-cell>
          <table:table-cell table:style-name="ce25" table:formula="of:=[.K44]/[.K$8]*10000" office:value-type="float" office:value="0">
            <text:p>#DIV/0!</text:p>
          </table:table-cell>
          <table:table-cell table:style-name="ce28" table:formula="of:=([.C44]-[.$C$6])/([.D44]-[.$D$6])" office:value-type="float" office:value="0">
            <text:p>0.0000</text:p>
          </table:table-cell>
        </table:table-row>
        <table:table-row table:style-name="ro2">
          <table: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557">
            <text:p>557</text:p>
          </table:table-cell>
          <table:table-cell table:style-name="ce18" office:value-type="float" office:value="603">
            <text:p>603</text:p>
          </table:table-cell>
          <table:table-cell table:style-name="ce17" table:number-columns-repeated="4"/>
          <table:table-cell table:number-columns-repeated="2" table:style-name="ce17"/>
          <table:table-cell table:style-name="ce17" office:value-type="float" office:value="49">
            <text:p>49</text:p>
          </table:table-cell>
          <table:table-cell table:style-name="ce23" table:formula="of:=4*PI()*SIN(0.5*ATAN(([.C45]-[.$C$6])*0.07113/359.3))/1.175" office:value-type="float" office:value="0.0396972009265264">
            <text:p>0.0397</text:p>
          </table:table-cell>
          <table:table-cell table:style-name="ce23" table:formula="of:=4*PI()*0.9999979/1.175*SQRT(1-(COS(0.5*ATAN(([.D45]-[.$D$6])*0.07113/359.3))/0.999998)^2)" office:value-type="float" office:value="0.549982816243601">
            <text:p>0.5500</text:p>
          </table:table-cell>
          <table:table-cell table:style-name="ce25" table:formula="of:=SQRT([.L45]^2+[.M45]^2)" office:value-type="float" office:value="0.551413606945498">
            <text:p>0.5514</text:p>
          </table:table-cell>
          <table:table-cell table:style-name="ce25" table:formula="of:=[.I45]/[.I$8]*10000" office:value-type="float" office:value="0">
            <text:p>0.0000</text:p>
          </table:table-cell>
          <table:table-cell table:style-name="ce25" table:formula="of:=[.J45]/[.J$8]*10000" office:value-type="float" office:value="0">
            <text:p>#DIV/0!</text:p>
          </table:table-cell>
          <table:table-cell table:style-name="ce25" table:formula="of:=[.K45]/[.K$8]*10000" office:value-type="float" office:value="0">
            <text:p>#DIV/0!</text:p>
          </table:table-cell>
          <table:table-cell table:style-name="ce28" table:formula="of:=([.C45]-[.$C$6])/([.D45]-[.$D$6])" office:value-type="float" office:value="0.0718390804597701">
            <text:p>0.0718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5" office:value-type="float" office:value="-4">
            <text:p>-4</text:p>
          </table:table-cell>
          <table:table-cell table:style-name="ce15" office:value-type="float" office:value="354">
            <text:p>354</text:p>
          </table:table-cell>
          <table:table-cell table:style-name="ce15" office:value-type="float" office:value="678">
            <text:p>678</text:p>
          </table:table-cell>
          <table:table-cell table:number-columns-repeated="3"/>
          <table:table-cell table:style-name="ce17" office:value-type="string">
            <text:p>30x10</text:p>
          </table:table-cell>
          <table:table-cell table:number-columns-repeated="3"/>
          <table:table-cell table:style-name="ce23" table:formula="of:=4*PI()*SIN(0.5*ATAN(([.C46]-[.$C$6])*0.07113/359.3))/1.175" office:value-type="float" office:value="-0.175130122971947">
            <text:p>-0.1751</text:p>
          </table:table-cell>
          <table:table-cell table:style-name="ce23" table:formula="of:=4*PI()*0.9999979/1.175*SQRT(1-(COS(0.5*ATAN(([.D46]-[.$D$6])*0.07113/359.3))/0.999998)^2)" office:value-type="float" office:value="0.628347615113464">
            <text:p>0.6283</text:p>
          </table:table-cell>
          <table:table-cell table:style-name="ce25" table:formula="of:=SQRT([.L46]^2+[.M46]^2)" office:value-type="float" office:value="0.652296930385961">
            <text:p>0.6523</text:p>
          </table:table-cell>
          <table:table-cell table:style-name="ce25" table:formula="of:=[.I46]/[.I$8]*10000" office:value-type="float" office:value="0">
            <text:p>0.0000</text:p>
          </table:table-cell>
          <table:table-cell table:style-name="ce25" table:formula="of:=[.J46]/[.J$8]*10000" office:value-type="float" office:value="0">
            <text:p>#DIV/0!</text:p>
          </table:table-cell>
          <table:table-cell table:style-name="ce25" table:formula="of:=[.K46]/[.K$8]*10000" office:value-type="float" office:value="0">
            <text:p>#DIV/0!</text:p>
          </table:table-cell>
          <table:table-cell table:style-name="ce28" table:formula="of:=([.C46]-[.$C$6])/([.D46]-[.$D$6])" office:value-type="float" office:value="-0.277219430485762">
            <text:p>-0.2772</text:p>
          </table:table-cell>
        </table:table-row>
        <table:table-row table:style-name="ro2">
          <table:table-cell table:style-name="ce8"/>
          <table:table-cell table:style-name="ce16" office:value-type="float" office:value="-3">
            <text:p>-3</text:p>
          </table:table-cell>
          <table:table-cell table:style-name="ce16" office:value-type="float" office:value="396">
            <text:p>396</text:p>
          </table:table-cell>
          <table:table-cell table:style-name="ce16" office:value-type="float" office:value="684">
            <text:p>684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47]-[.$C$6])*0.07113/359.3))/1.175" office:value-type="float" office:value="-0.130709521994936">
            <text:p>-0.1307</text:p>
          </table:table-cell>
          <table:table-cell table:style-name="ce23" table:formula="of:=4*PI()*0.9999979/1.175*SQRT(1-(COS(0.5*ATAN(([.D47]-[.$D$6])*0.07113/359.3))/0.999998)^2)" office:value-type="float" office:value="0.634603574291903">
            <text:p>0.6346</text:p>
          </table:table-cell>
          <table:table-cell table:style-name="ce25" table:formula="of:=SQRT([.L47]^2+[.M47]^2)" office:value-type="float" office:value="0.647924899694559">
            <text:p>0.6479</text:p>
          </table:table-cell>
          <table:table-cell table:style-name="ce25" table:formula="of:=[.I47]/[.I$8]*10000" office:value-type="float" office:value="0">
            <text:p>0.0000</text:p>
          </table:table-cell>
          <table:table-cell table:style-name="ce25" table:formula="of:=[.J47]/[.J$8]*10000" office:value-type="float" office:value="0">
            <text:p>#DIV/0!</text:p>
          </table:table-cell>
          <table:table-cell table:style-name="ce25" table:formula="of:=[.K47]/[.K$8]*10000" office:value-type="float" office:value="0">
            <text:p>#DIV/0!</text:p>
          </table:table-cell>
          <table:table-cell table:style-name="ce28" table:formula="of:=([.C47]-[.$C$6])/([.D47]-[.$D$6])" office:value-type="float" office:value="-0.204809286898839">
            <text:p>-0.2048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style-name="ce16" office:value-type="float" office:value="439">
            <text:p>439</text:p>
          </table:table-cell>
          <table:table-cell table:style-name="ce16" office:value-type="float" office:value="690">
            <text:p>690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48]-[.$C$6])*0.07113/359.3))/1.175" office:value-type="float" office:value="-0.0852103043913744">
            <text:p>-0.0852</text:p>
          </table:table-cell>
          <table:table-cell table:style-name="ce23" table:formula="of:=4*PI()*0.9999979/1.175*SQRT(1-(COS(0.5*ATAN(([.D48]-[.$D$6])*0.07113/359.3))/0.999998)^2)" office:value-type="float" office:value="0.640857496753451">
            <text:p>0.6409</text:p>
          </table:table-cell>
          <table:table-cell table:style-name="ce25" table:formula="of:=SQRT([.L48]^2+[.M48]^2)" office:value-type="float" office:value="0.646497584774739">
            <text:p>0.6465</text:p>
          </table:table-cell>
          <table:table-cell table:style-name="ce25" table:formula="of:=[.I48]/[.I$8]*10000" office:value-type="float" office:value="0">
            <text:p>0.0000</text:p>
          </table:table-cell>
          <table:table-cell table:style-name="ce25" table:formula="of:=[.J48]/[.J$8]*10000" office:value-type="float" office:value="0">
            <text:p>#DIV/0!</text:p>
          </table:table-cell>
          <table:table-cell table:style-name="ce25" table:formula="of:=[.K48]/[.K$8]*10000" office:value-type="float" office:value="0">
            <text:p>#DIV/0!</text:p>
          </table:table-cell>
          <table:table-cell table:style-name="ce28" table:formula="of:=([.C48]-[.$C$6])/([.D48]-[.$D$6])" office:value-type="float" office:value="-0.132183908045977">
            <text:p>-0.1322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/>
          <table:table-cell table:style-name="ce16" office:value-type="float" office:value="696">
            <text:p>696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number-columns-repeated="2"/>
          <table:table-cell table:style-name="ce25"/>
          <table:table-cell table:style-name="ce25" table:formula="of:=[.I49]/[.I$8]*10000" office:value-type="float" office:value="0">
            <text:p>0.0000</text:p>
          </table:table-cell>
          <table:table-cell table:style-name="ce25" table:formula="of:=[.J49]/[.J$8]*10000" office:value-type="float" office:value="0">
            <text:p>#DIV/0!</text:p>
          </table:table-cell>
          <table:table-cell table:style-name="ce25" table:formula="of:=[.K49]/[.K$8]*10000" office:value-type="float" office:value="0">
            <text:p>#DIV/0!</text:p>
          </table:table-cell>
          <table:table-cell table:style-name="ce28" table:formula="of:=([.C49]-[.$C$6])/([.D49]-[.$D$6])" office:value-type="float" office:value="-0.844715447154472">
            <text:p>-0.8447</text:p>
          </table:table-cell>
        </table:table-row>
        <table:table-row table:style-name="ro2">
          <table:table-cell table:style-name="ce8"/>
          <table:table-cell table:style-name="ce17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701.5">
            <text:p>701.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0]-[.$C$6])*0.07113/359.3))/1.175" office:value-type="float" office:value="0">
            <text:p>0.0000</text:p>
          </table:table-cell>
          <table:table-cell table:style-name="ce23" table:formula="of:=4*PI()*0.9999979/1.175*SQRT(1-(COS(0.5*ATAN(([.D50]-[.$D$6])*0.07113/359.3))/0.999998)^2)" office:value-type="float" office:value="0.65283842913363">
            <text:p>0.6528</text:p>
          </table:table-cell>
          <table:table-cell table:style-name="ce25" table:formula="of:=SQRT([.L50]^2+[.M50]^2)" office:value-type="float" office:value="0.65283842913363">
            <text:p>0.6528</text:p>
          </table:table-cell>
          <table:table-cell table:style-name="ce25" table:formula="of:=[.I50]/[.I$8]*10000" office:value-type="float" office:value="0">
            <text:p>0.0000</text:p>
          </table:table-cell>
          <table:table-cell table:style-name="ce25" table:formula="of:=[.J50]/[.J$8]*10000" office:value-type="float" office:value="0">
            <text:p>#DIV/0!</text:p>
          </table:table-cell>
          <table:table-cell table:style-name="ce25" table:formula="of:=[.K50]/[.K$8]*10000" office:value-type="float" office:value="0">
            <text:p>#DIV/0!</text:p>
          </table:table-cell>
          <table:table-cell table:style-name="ce28" table:formula="of:=([.C50]-[.$C$6])/([.D50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708">
            <text:p>708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number-columns-repeated="2"/>
          <table:table-cell table:style-name="ce25"/>
          <table:table-cell table:style-name="ce25" table:formula="of:=[.I51]/[.I$8]*10000" office:value-type="float" office:value="0">
            <text:p>0.0000</text:p>
          </table:table-cell>
          <table:table-cell table:style-name="ce25" table:formula="of:=[.J51]/[.J$8]*10000" office:value-type="float" office:value="0">
            <text:p>#DIV/0!</text:p>
          </table:table-cell>
          <table:table-cell table:style-name="ce25" table:formula="of:=[.K51]/[.K$8]*10000" office:value-type="float" office:value="0">
            <text:p>#DIV/0!</text:p>
          </table:table-cell>
          <table:table-cell table:style-name="ce28" table:formula="of:=([.C51]-[.$C$6])/([.D51]-[.$D$6])" office:value-type="float" office:value="-0.828548644338118">
            <text:p>-0.8285</text:p>
          </table:table-cell>
        </table:table-row>
        <table:table-row table:style-name="ro2">
          <table:table-cell table:style-name="ce8"/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number-columns-repeated="2"/>
          <table:table-cell table:style-name="ce25"/>
          <table:table-cell table:style-name="ce25" table:formula="of:=[.I52]/[.I$8]*10000" office:value-type="float" office:value="0">
            <text:p>0.0000</text:p>
          </table:table-cell>
          <table:table-cell table:style-name="ce25" table:formula="of:=[.J52]/[.J$8]*10000" office:value-type="float" office:value="0">
            <text:p>#DIV/0!</text:p>
          </table:table-cell>
          <table:table-cell table:style-name="ce25" table:formula="of:=[.K52]/[.K$8]*10000" office:value-type="float" office:value="0">
            <text:p>#DIV/0!</text:p>
          </table:table-cell>
          <table:table-cell table:style-name="ce28" table:formula="of:=([.C52]-[.$C$6])/([.D52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3">
            <text:p>3</text:p>
          </table:table-cell>
          <table:table-cell table:style-name="ce16" office:value-type="float" office:value="640">
            <text:p>640</text:p>
          </table:table-cell>
          <table:table-cell table:style-name="ce16" office:value-type="float" office:value="720">
            <text:p>720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3]-[.$C$6])*0.07113/359.3))/1.175" office:value-type="float" office:value="0.1275357632013">
            <text:p>0.1275</text:p>
          </table:table-cell>
          <table:table-cell table:style-name="ce23" table:formula="of:=4*PI()*0.9999979/1.175*SQRT(1-(COS(0.5*ATAN(([.D53]-[.$D$6])*0.07113/359.3))/0.999998)^2)" office:value-type="float" office:value="0.672095987139367">
            <text:p>0.6721</text:p>
          </table:table-cell>
          <table:table-cell table:style-name="ce25" table:formula="of:=SQRT([.L53]^2+[.M53]^2)" office:value-type="float" office:value="0.684089458202784">
            <text:p>0.6841</text:p>
          </table:table-cell>
          <table:table-cell table:style-name="ce25" table:formula="of:=[.I53]/[.I$8]*10000" office:value-type="float" office:value="0">
            <text:p>0.0000</text:p>
          </table:table-cell>
          <table:table-cell table:style-name="ce25" table:formula="of:=[.J53]/[.J$8]*10000" office:value-type="float" office:value="0">
            <text:p>#DIV/0!</text:p>
          </table:table-cell>
          <table:table-cell table:style-name="ce25" table:formula="of:=[.K53]/[.K$8]*10000" office:value-type="float" office:value="0">
            <text:p>#DIV/0!</text:p>
          </table:table-cell>
          <table:table-cell table:style-name="ce28" table:formula="of:=([.C53]-[.$C$6])/([.D53]-[.$D$6])" office:value-type="float" office:value="0.188575899843505">
            <text:p>0.1886</text:p>
          </table:table-cell>
        </table:table-row>
        <table:table-row table:style-name="ro2">
          <table: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727">
            <text:p>727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4]-[.$C$6])*0.07113/359.3))/1.175" office:value-type="float" office:value="0.169843247496607">
            <text:p>0.1698</text:p>
          </table:table-cell>
          <table:table-cell table:style-name="ce23" table:formula="of:=4*PI()*0.9999979/1.175*SQRT(1-(COS(0.5*ATAN(([.D54]-[.$D$6])*0.07113/359.3))/0.999998)^2)" office:value-type="float" office:value="0.679377363801603">
            <text:p>0.6794</text:p>
          </table:table-cell>
          <table:table-cell table:style-name="ce25" table:formula="of:=SQRT([.L54]^2+[.M54]^2)" office:value-type="float" office:value="0.700285892451226">
            <text:p>0.7003</text:p>
          </table:table-cell>
          <table:table-cell table:style-name="ce25" table:formula="of:=[.I54]/[.I$8]*10000" office:value-type="float" office:value="0">
            <text:p>0.0000</text:p>
          </table:table-cell>
          <table:table-cell table:style-name="ce25" table:formula="of:=[.J54]/[.J$8]*10000" office:value-type="float" office:value="0">
            <text:p>#DIV/0!</text:p>
          </table:table-cell>
          <table:table-cell table:style-name="ce25" table:formula="of:=[.K54]/[.K$8]*10000" office:value-type="float" office:value="0">
            <text:p>#DIV/0!</text:p>
          </table:table-cell>
          <table:table-cell table:style-name="ce28" table:formula="of:=([.C54]-[.$C$6])/([.D54]-[.$D$6])" office:value-type="float" office:value="0.248452012383901">
            <text:p>0.2485</text:p>
          </table:table-cell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5" office:value-type="float" office:value="-4">
            <text:p>-4</text:p>
          </table:table-cell>
          <table:table-cell table:style-name="ce15" office:value-type="float" office:value="355">
            <text:p>355</text:p>
          </table:table-cell>
          <table:table-cell table:style-name="ce15" office:value-type="float" office:value="782.5">
            <text:p>782.5</text:p>
          </table:table-cell>
          <table:table-cell table:number-columns-repeated="3"/>
          <table:table-cell table:style-name="ce17" office:value-type="string">
            <text:p>35x10</text:p>
          </table:table-cell>
          <table:table-cell table:number-columns-repeated="3"/>
          <table:table-cell table:style-name="ce23" table:formula="of:=4*PI()*SIN(0.5*ATAN(([.C55]-[.$C$6])*0.07113/359.3))/1.175" office:value-type="float" office:value="-0.174072778333374">
            <text:p>-0.1741</text:p>
          </table:table-cell>
          <table:table-cell table:style-name="ce23" table:formula="of:=4*PI()*0.9999979/1.175*SQRT(1-(COS(0.5*ATAN(([.D55]-[.$D$6])*0.07113/359.3))/0.999998)^2)" office:value-type="float" office:value="0.737002345651">
            <text:p>0.7370</text:p>
          </table:table-cell>
          <table:table-cell table:style-name="ce25" table:formula="of:=SQRT([.L55]^2+[.M55]^2)" office:value-type="float" office:value="0.757280522429949">
            <text:p>0.7573</text:p>
          </table:table-cell>
          <table:table-cell table:style-name="ce25" table:formula="of:=[.I55]/[.I$8]*10000" office:value-type="float" office:value="0">
            <text:p>0.0000</text:p>
          </table:table-cell>
          <table:table-cell table:style-name="ce25" table:formula="of:=[.J55]/[.J$8]*10000" office:value-type="float" office:value="0">
            <text:p>#DIV/0!</text:p>
          </table:table-cell>
          <table:table-cell table:style-name="ce25" table:formula="of:=[.K55]/[.K$8]*10000" office:value-type="float" office:value="0">
            <text:p>#DIV/0!</text:p>
          </table:table-cell>
          <table:table-cell table:style-name="ce28" table:formula="of:=([.C55]-[.$C$6])/([.D55]-[.$D$6])" office:value-type="float" office:value="-0.234497505345688">
            <text:p>-0.2345</text:p>
          </table:table-cell>
        </table:table-row>
        <table:table-row table:style-name="ro2">
          <table:table-cell table:style-name="ce8"/>
          <table:table-cell table:style-name="ce16" office:value-type="float" office:value="-3">
            <text:p>-3</text:p>
          </table:table-cell>
          <table:table-cell table:style-name="ce16" office:value-type="float" office:value="397">
            <text:p>397</text:p>
          </table:table-cell>
          <table:table-cell table:style-name="ce16" office:value-type="float" office:value="788.5">
            <text:p>788.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6]-[.$C$6])*0.07113/359.3))/1.175" office:value-type="float" office:value="-0.129651613786888">
            <text:p>-0.1297</text:p>
          </table:table-cell>
          <table:table-cell table:style-name="ce23" table:formula="of:=4*PI()*0.9999979/1.175*SQRT(1-(COS(0.5*ATAN(([.D56]-[.$D$6])*0.07113/359.3))/0.999998)^2)" office:value-type="float" office:value="0.743220481007552">
            <text:p>0.7432</text:p>
          </table:table-cell>
          <table:table-cell table:style-name="ce25" table:formula="of:=SQRT([.L56]^2+[.M56]^2)" office:value-type="float" office:value="0.754444314940899">
            <text:p>0.7544</text:p>
          </table:table-cell>
          <table:table-cell table:style-name="ce25" table:formula="of:=[.I56]/[.I$8]*10000" office:value-type="float" office:value="0">
            <text:p>0.0000</text:p>
          </table:table-cell>
          <table:table-cell table:style-name="ce25" table:formula="of:=[.J56]/[.J$8]*10000" office:value-type="float" office:value="0">
            <text:p>#DIV/0!</text:p>
          </table:table-cell>
          <table:table-cell table:style-name="ce25" table:formula="of:=[.K56]/[.K$8]*10000" office:value-type="float" office:value="0">
            <text:p>#DIV/0!</text:p>
          </table:table-cell>
          <table:table-cell table:style-name="ce28" table:formula="of:=([.C56]-[.$C$6])/([.D56]-[.$D$6])" office:value-type="float" office:value="-0.173144876325088">
            <text:p>-0.1731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style-name="ce16" office:value-type="float" office:value="439">
            <text:p>439</text:p>
          </table:table-cell>
          <table:table-cell table:style-name="ce16" office:value-type="float" office:value="794.5">
            <text:p>794.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7]-[.$C$6])*0.07113/359.3))/1.175" office:value-type="float" office:value="-0.0852103043913744">
            <text:p>-0.0852</text:p>
          </table:table-cell>
          <table:table-cell table:style-name="ce23" table:formula="of:=4*PI()*0.9999979/1.175*SQRT(1-(COS(0.5*ATAN(([.D57]-[.$D$6])*0.07113/359.3))/0.999998)^2)" office:value-type="float" office:value="0.74943629215009">
            <text:p>0.7494</text:p>
          </table:table-cell>
          <table:table-cell table:style-name="ce25" table:formula="of:=SQRT([.L57]^2+[.M57]^2)" office:value-type="float" office:value="0.754264908348616">
            <text:p>0.7543</text:p>
          </table:table-cell>
          <table:table-cell table:style-name="ce25" table:formula="of:=[.I57]/[.I$8]*10000" office:value-type="float" office:value="0">
            <text:p>0.0000</text:p>
          </table:table-cell>
          <table:table-cell table:style-name="ce25" table:formula="of:=[.J57]/[.J$8]*10000" office:value-type="float" office:value="0">
            <text:p>#DIV/0!</text:p>
          </table:table-cell>
          <table:table-cell table:style-name="ce25" table:formula="of:=[.K57]/[.K$8]*10000" office:value-type="float" office:value="0">
            <text:p>#DIV/0!</text:p>
          </table:table-cell>
          <table:table-cell table:style-name="ce28" table:formula="of:=([.C57]-[.$C$6])/([.D57]-[.$D$6])" office:value-type="float" office:value="-0.112824106517169">
            <text:p>-0.1128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7" office:value-type="float" office:value="480">
            <text:p>480</text:p>
          </table:table-cell>
          <table:table-cell table:style-name="ce17" office:value-type="float" office:value="800">
            <text:p>800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8]-[.$C$6])*0.07113/359.3))/1.175" office:value-type="float" office:value="-0.041814290342365">
            <text:p>-0.0418</text:p>
          </table:table-cell>
          <table:table-cell table:style-name="ce23" table:formula="of:=4*PI()*0.9999979/1.175*SQRT(1-(COS(0.5*ATAN(([.D58]-[.$D$6])*0.07113/359.3))/0.999998)^2)" office:value-type="float" office:value="0.755132063082733">
            <text:p>0.7551</text:p>
          </table:table-cell>
          <table:table-cell table:style-name="ce25" table:formula="of:=SQRT([.L58]^2+[.M58]^2)" office:value-type="float" office:value="0.756288878387367">
            <text:p>0.7563</text:p>
          </table:table-cell>
          <table:table-cell table:style-name="ce25" table:formula="of:=[.I58]/[.I$8]*10000" office:value-type="float" office:value="0">
            <text:p>0.0000</text:p>
          </table:table-cell>
          <table:table-cell table:style-name="ce25" table:formula="of:=[.J58]/[.J$8]*10000" office:value-type="float" office:value="0">
            <text:p>#DIV/0!</text:p>
          </table:table-cell>
          <table:table-cell table:style-name="ce25" table:formula="of:=[.K58]/[.K$8]*10000" office:value-type="float" office:value="0">
            <text:p>#DIV/0!</text:p>
          </table:table-cell>
          <table:table-cell table:style-name="ce28" table:formula="of:=([.C58]-[.$C$6])/([.D58]-[.$D$6])" office:value-type="float" office:value="-0.0549374130737135">
            <text:p>-0.0549</text:p>
          </table:table-cell>
        </table:table-row>
        <table:table-row table:style-name="ro2">
          <table:table-cell table:style-name="ce8"/>
          <table:table-cell table:style-name="ce17" office:value-type="float" office:value="0">
            <text:p>0</text:p>
          </table:table-cell>
          <table:table-cell table:style-name="ce18" office:value-type="float" office:value="519.5">
            <text:p>519.5</text:p>
          </table:table-cell>
          <table:table-cell table:style-name="ce18" office:value-type="float" office:value="805">
            <text:p>80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9]-[.$C$6])*0.07113/359.3))/1.175" office:value-type="float" office:value="0">
            <text:p>0.0000</text:p>
          </table:table-cell>
          <table:table-cell table:style-name="ce23" table:formula="of:=4*PI()*0.9999979/1.175*SQRT(1-(COS(0.5*ATAN(([.D59]-[.$D$6])*0.07113/359.3))/0.999998)^2)" office:value-type="float" office:value="0.760308319035858">
            <text:p>0.7603</text:p>
          </table:table-cell>
          <table:table-cell table:style-name="ce25" table:formula="of:=SQRT([.L59]^2+[.M59]^2)" office:value-type="float" office:value="0.760308319035858">
            <text:p>0.7603</text:p>
          </table:table-cell>
          <table:table-cell table:style-name="ce25" table:formula="of:=[.I59]/[.I$8]*10000" office:value-type="float" office:value="0">
            <text:p>0.0000</text:p>
          </table:table-cell>
          <table:table-cell table:style-name="ce25" table:formula="of:=[.J59]/[.J$8]*10000" office:value-type="float" office:value="0">
            <text:p>#DIV/0!</text:p>
          </table:table-cell>
          <table:table-cell table:style-name="ce25" table:formula="of:=[.K59]/[.K$8]*10000" office:value-type="float" office:value="0">
            <text:p>#DIV/0!</text:p>
          </table:table-cell>
          <table:table-cell table:style-name="ce28" table:formula="of:=([.C59]-[.$C$6])/([.D59]-[.$D$6])" office:value-type="float" office:value="0">
            <text:p>0.0000</text:p>
          </table:table-cell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5" office:value-type="float" office:value="-4">
            <text:p>-4</text:p>
          </table:table-cell>
          <table:table-cell table:number-columns-repeated="2" table:style-name="ce15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0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0]-[.$D$6])*0.07113/359.3))/0.999998)^2)" office:value-type="float" office:value="0.0830285515232819">
            <text:p>0.0830</text:p>
          </table:table-cell>
          <table:table-cell table:style-name="ce25" table:formula="of:=SQRT([.L60]^2+[.M60]^2)" office:value-type="float" office:value="0.554040063608466">
            <text:p>0.5540</text:p>
          </table:table-cell>
          <table:table-cell table:style-name="ce25" table:formula="of:=[.I60]/[.I$8]*10000" office:value-type="float" office:value="0">
            <text:p>0.0000</text:p>
          </table:table-cell>
          <table:table-cell table:style-name="ce25" table:formula="of:=[.J60]/[.J$8]*10000" office:value-type="float" office:value="0">
            <text:p>#DIV/0!</text:p>
          </table:table-cell>
          <table:table-cell table:style-name="ce25" table:formula="of:=[.K60]/[.K$8]*10000" office:value-type="float" office:value="0">
            <text:p>#DIV/0!</text:p>
          </table:table-cell>
          <table:table-cell table:style-name="ce28" table:formula="of:=([.C60]-[.$C$6])/([.D60]-[.$D$6])" office:value-type="float" office:value="6.41358024691358">
            <text:p>6.4136</text:p>
          </table:table-cell>
        </table:table-row>
        <table:table-row table:style-name="ro2">
          <table:table-cell table:style-name="ce9"/>
          <table:table-cell table:style-name="ce18" office:value-type="float" office:value="-3">
            <text:p>-3</text:p>
          </table:table-cell>
          <table:table-cell table:number-columns-repeated="2" table:style-name="ce18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1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1]-[.$D$6])*0.07113/359.3))/0.999998)^2)" office:value-type="float" office:value="0.0830285515232819">
            <text:p>0.0830</text:p>
          </table:table-cell>
          <table:table-cell table:style-name="ce25" table:formula="of:=SQRT([.L61]^2+[.M61]^2)" office:value-type="float" office:value="0.554040063608466">
            <text:p>0.5540</text:p>
          </table:table-cell>
          <table:table-cell table:style-name="ce25" table:formula="of:=[.I61]/[.I$8]*10000" office:value-type="float" office:value="0">
            <text:p>0.0000</text:p>
          </table:table-cell>
          <table:table-cell table:style-name="ce25" table:formula="of:=[.J61]/[.J$8]*10000" office:value-type="float" office:value="0">
            <text:p>#DIV/0!</text:p>
          </table:table-cell>
          <table:table-cell table:style-name="ce25" table:formula="of:=[.K61]/[.K$8]*10000" office:value-type="float" office:value="0">
            <text:p>#DIV/0!</text:p>
          </table:table-cell>
          <table:table-cell table:style-name="ce28" table:formula="of:=([.C61]-[.$C$6])/([.D61]-[.$D$6])" office:value-type="float" office:value="6.41358024691358">
            <text:p>6.4136</text:p>
          </table:table-cell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16" office:value-type="float" office:value="-5">
            <text:p>-5</text:p>
          </table:table-cell>
          <table:table-cell table:number-columns-repeated="2" table:style-name="ce16"/>
          <table:table-cell table:number-columns-repeated="3"/>
          <table:table-cell table:style-name="ce17" office:value-type="string">
            <text:p>35x10</text:p>
          </table:table-cell>
          <table:table-cell table:number-columns-repeated="3"/>
          <table:table-cell table:style-name="ce23" table:formula="of:=4*PI()*SIN(0.5*ATAN(([.C62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2]-[.$D$6])*0.07113/359.3))/0.999998)^2)" office:value-type="float" office:value="0.0830285515232819">
            <text:p>0.0830</text:p>
          </table:table-cell>
          <table:table-cell table:style-name="ce25" table:formula="of:=SQRT([.L62]^2+[.M62]^2)" office:value-type="float" office:value="0.554040063608466">
            <text:p>0.5540</text:p>
          </table:table-cell>
          <table:table-cell table:style-name="ce25" table:formula="of:=[.I62]/[.I$8]*10000" office:value-type="float" office:value="0">
            <text:p>0.0000</text:p>
          </table:table-cell>
          <table:table-cell table:style-name="ce25" table:formula="of:=[.J62]/[.J$8]*10000" office:value-type="float" office:value="0">
            <text:p>#DIV/0!</text:p>
          </table:table-cell>
          <table:table-cell table:style-name="ce25" table:formula="of:=[.K62]/[.K$8]*10000" office:value-type="float" office:value="0">
            <text:p>#DIV/0!</text:p>
          </table:table-cell>
          <table:table-cell table:style-name="ce28" table:formula="of:=([.C62]-[.$C$6])/([.D62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4">
            <text:p>-4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3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3]-[.$D$6])*0.07113/359.3))/0.999998)^2)" office:value-type="float" office:value="0.0830285515232819">
            <text:p>0.0830</text:p>
          </table:table-cell>
          <table:table-cell table:style-name="ce25" table:formula="of:=SQRT([.L63]^2+[.M63]^2)" office:value-type="float" office:value="0.554040063608466">
            <text:p>0.5540</text:p>
          </table:table-cell>
          <table:table-cell table:style-name="ce25" table:formula="of:=[.I63]/[.I$8]*10000" office:value-type="float" office:value="0">
            <text:p>0.0000</text:p>
          </table:table-cell>
          <table:table-cell table:style-name="ce25" table:formula="of:=[.J63]/[.J$8]*10000" office:value-type="float" office:value="0">
            <text:p>#DIV/0!</text:p>
          </table:table-cell>
          <table:table-cell table:style-name="ce25" table:formula="of:=[.K63]/[.K$8]*10000" office:value-type="float" office:value="0">
            <text:p>#DIV/0!</text:p>
          </table:table-cell>
          <table:table-cell table:style-name="ce28" table:formula="of:=([.C63]-[.$C$6])/([.D63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3">
            <text:p>-3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4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4]-[.$D$6])*0.07113/359.3))/0.999998)^2)" office:value-type="float" office:value="0.0830285515232819">
            <text:p>0.0830</text:p>
          </table:table-cell>
          <table:table-cell table:style-name="ce25" table:formula="of:=SQRT([.L64]^2+[.M64]^2)" office:value-type="float" office:value="0.554040063608466">
            <text:p>0.5540</text:p>
          </table:table-cell>
          <table:table-cell table:style-name="ce25" table:formula="of:=[.I64]/[.I$8]*10000" office:value-type="float" office:value="0">
            <text:p>0.0000</text:p>
          </table:table-cell>
          <table:table-cell table:style-name="ce25" table:formula="of:=[.J64]/[.J$8]*10000" office:value-type="float" office:value="0">
            <text:p>#DIV/0!</text:p>
          </table:table-cell>
          <table:table-cell table:style-name="ce25" table:formula="of:=[.K64]/[.K$8]*10000" office:value-type="float" office:value="0">
            <text:p>#DIV/0!</text:p>
          </table:table-cell>
          <table:table-cell table:style-name="ce28" table:formula="of:=([.C64]-[.$C$6])/([.D64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5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5]-[.$D$6])*0.07113/359.3))/0.999998)^2)" office:value-type="float" office:value="0.0830285515232819">
            <text:p>0.0830</text:p>
          </table:table-cell>
          <table:table-cell table:style-name="ce25" table:formula="of:=SQRT([.L65]^2+[.M65]^2)" office:value-type="float" office:value="0.554040063608466">
            <text:p>0.5540</text:p>
          </table:table-cell>
          <table:table-cell table:style-name="ce25" table:formula="of:=[.I65]/[.I$8]*10000" office:value-type="float" office:value="0">
            <text:p>0.0000</text:p>
          </table:table-cell>
          <table:table-cell table:style-name="ce25" table:formula="of:=[.J65]/[.J$8]*10000" office:value-type="float" office:value="0">
            <text:p>#DIV/0!</text:p>
          </table:table-cell>
          <table:table-cell table:style-name="ce25" table:formula="of:=[.K65]/[.K$8]*10000" office:value-type="float" office:value="0">
            <text:p>#DIV/0!</text:p>
          </table:table-cell>
          <table:table-cell table:style-name="ce28" table:formula="of:=([.C65]-[.$C$6])/([.D65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6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6]-[.$D$6])*0.07113/359.3))/0.999998)^2)" office:value-type="float" office:value="0.0830285515232819">
            <text:p>0.0830</text:p>
          </table:table-cell>
          <table:table-cell table:style-name="ce25" table:formula="of:=SQRT([.L66]^2+[.M66]^2)" office:value-type="float" office:value="0.554040063608466">
            <text:p>0.5540</text:p>
          </table:table-cell>
          <table:table-cell table:style-name="ce25" table:formula="of:=[.I66]/[.I$8]*10000" office:value-type="float" office:value="0">
            <text:p>0.0000</text:p>
          </table:table-cell>
          <table:table-cell table:style-name="ce25" table:formula="of:=[.J66]/[.J$8]*10000" office:value-type="float" office:value="0">
            <text:p>#DIV/0!</text:p>
          </table:table-cell>
          <table:table-cell table:style-name="ce25" table:formula="of:=[.K66]/[.K$8]*10000" office:value-type="float" office:value="0">
            <text:p>#DIV/0!</text:p>
          </table:table-cell>
          <table:table-cell table:style-name="ce28" table:formula="of:=([.C66]-[.$C$6])/([.D66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7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7]-[.$D$6])*0.07113/359.3))/0.999998)^2)" office:value-type="float" office:value="0.0830285515232819">
            <text:p>0.0830</text:p>
          </table:table-cell>
          <table:table-cell table:style-name="ce25" table:formula="of:=SQRT([.L67]^2+[.M67]^2)" office:value-type="float" office:value="0.554040063608466">
            <text:p>0.5540</text:p>
          </table:table-cell>
          <table:table-cell table:style-name="ce25" table:formula="of:=[.I67]/[.I$8]*10000" office:value-type="float" office:value="0">
            <text:p>0.0000</text:p>
          </table:table-cell>
          <table:table-cell table:style-name="ce25" table:formula="of:=[.J67]/[.J$8]*10000" office:value-type="float" office:value="0">
            <text:p>#DIV/0!</text:p>
          </table:table-cell>
          <table:table-cell table:style-name="ce25" table:formula="of:=[.K67]/[.K$8]*10000" office:value-type="float" office:value="0">
            <text:p>#DIV/0!</text:p>
          </table:table-cell>
          <table:table-cell table:style-name="ce28" table:formula="of:=([.C67]-[.$C$6])/([.D67]-[.$D$6])" office:value-type="float" office:value="6.41358024691358">
            <text:p>6.4136</text:p>
          </table:table-cell>
        </table:table-row>
        <table:table-row table:style-name="ro2" table:number-rows-repeated="104850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4-25T09:22:13</meta:creation-date>
    <meta:generator>LibreOffice/3.5$Linux_x86 LibreOffice_project/350m1$Build-2</meta:generator>
    <dc:date>2014-07-03T22:45:54</dc:date>
    <dc:creator>unkokusei </dc:creator>
    <meta:editing-duration>P1DT12H53M32S</meta:editing-duration>
    <meta:editing-cycles>231</meta:editing-cycles>
    <meta:document-statistic meta:table-count="1" meta:cell-count="850" meta:object-count="0"/>
  </office:meta>
</office:document-meta>
</file>